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ourier New1" svg:font-family="'Courier New'"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automatic-styles>
    <style:style style:name="Tableau1" style:family="table">
      <style:table-properties style:width="15.926cm" fo:margin-left="0cm" fo:margin-top="0cm" fo:margin-bottom="0cm" table:align="left" style:writing-mode="lr-tb"/>
    </style:style>
    <style:style style:name="Tableau1.A" style:family="table-column">
      <style:table-column-properties style:column-width="15.926cm"/>
    </style:style>
    <style:style style:name="Tableau1.1" style:family="table-row">
      <style:table-row-properties fo:keep-together="auto"/>
    </style:style>
    <style:style style:name="Tableau1.A1" style:family="table-cell">
      <style:table-cell-properties fo:background-color="#d9ead3" fo:padding="0.176cm" fo:border="none">
        <style:background-image/>
      </style:table-cell-properties>
    </style:style>
    <style:style style:name="Tableau2" style:family="table">
      <style:table-properties style:width="15.926cm" fo:margin-left="0cm" fo:margin-top="0cm" fo:margin-bottom="0cm" table:align="left" style:writing-mode="lr-tb"/>
    </style:style>
    <style:style style:name="Tableau2.A" style:family="table-column">
      <style:table-column-properties style:column-width="15.926cm"/>
    </style:style>
    <style:style style:name="Tableau2.1" style:family="table-row">
      <style:table-row-properties fo:keep-together="auto"/>
    </style:style>
    <style:style style:name="Tableau2.A1" style:family="table-cell">
      <style:table-cell-properties fo:padding="0.176cm" fo:border-left="3pt solid #0000ff" fo:border-right="1pt solid #ffffff" fo:border-top="1pt solid #ffffff" fo:border-bottom="1pt solid #ffffff"/>
    </style:style>
    <style:style style:name="Tableau3" style:family="table">
      <style:table-properties style:width="15.926cm" fo:margin-left="0cm" fo:margin-top="0cm" fo:margin-bottom="0cm" table:align="left" style:writing-mode="lr-tb"/>
    </style:style>
    <style:style style:name="Tableau3.A" style:family="table-column">
      <style:table-column-properties style:column-width="15.926cm"/>
    </style:style>
    <style:style style:name="Tableau3.1" style:family="table-row">
      <style:table-row-properties fo:keep-together="auto"/>
    </style:style>
    <style:style style:name="Tableau3.A1" style:family="table-cell">
      <style:table-cell-properties fo:background-color="#f8f8f8" fo:padding="0.176cm" fo:border="none">
        <style:background-image/>
      </style:table-cell-properties>
    </style:style>
    <style:style style:name="Tableau4" style:family="table">
      <style:table-properties style:width="15.926cm" fo:margin-left="0cm" fo:margin-top="0cm" fo:margin-bottom="0cm" table:align="left" style:writing-mode="lr-tb"/>
    </style:style>
    <style:style style:name="Tableau4.A" style:family="table-column">
      <style:table-column-properties style:column-width="15.926cm"/>
    </style:style>
    <style:style style:name="Tableau4.1" style:family="table-row">
      <style:table-row-properties fo:keep-together="auto"/>
    </style:style>
    <style:style style:name="Tableau4.A1" style:family="table-cell">
      <style:table-cell-properties fo:background-color="#fce5cd" fo:padding="0.176cm" fo:border="none">
        <style:background-image/>
      </style:table-cell-properties>
    </style:style>
    <style:style style:name="Tableau5" style:family="table">
      <style:table-properties style:width="15.926cm" fo:margin-left="0cm" fo:margin-top="0cm" fo:margin-bottom="0cm" table:align="left" style:writing-mode="lr-tb"/>
    </style:style>
    <style:style style:name="Tableau5.A" style:family="table-column">
      <style:table-column-properties style:column-width="15.926cm"/>
    </style:style>
    <style:style style:name="Tableau5.1" style:family="table-row">
      <style:table-row-properties fo:keep-together="auto"/>
    </style:style>
    <style:style style:name="Tableau5.A1" style:family="table-cell">
      <style:table-cell-properties fo:background-color="#c9daf8" fo:padding="0.176cm" fo:border="none">
        <style:background-image/>
      </style:table-cell-properties>
    </style:style>
    <style:style style:name="Tableau6" style:family="table">
      <style:table-properties style:width="15.926cm" fo:margin-left="0cm" fo:margin-top="0cm" fo:margin-bottom="0cm" table:align="left" style:writing-mode="lr-tb"/>
    </style:style>
    <style:style style:name="Tableau6.A" style:family="table-column">
      <style:table-column-properties style:column-width="15.926cm"/>
    </style:style>
    <style:style style:name="Tableau6.1" style:family="table-row">
      <style:table-row-properties fo:keep-together="auto"/>
    </style:style>
    <style:style style:name="Tableau6.A1" style:family="table-cell">
      <style:table-cell-properties fo:background-color="#d9ead3" fo:padding="0.176cm" fo:border="none">
        <style:background-image/>
      </style:table-cell-properties>
    </style:style>
    <style:style style:name="Tableau7" style:family="table">
      <style:table-properties style:width="15.926cm" fo:margin-left="0cm" fo:margin-top="0cm" fo:margin-bottom="0cm" table:align="left" style:writing-mode="lr-tb"/>
    </style:style>
    <style:style style:name="Tableau7.A" style:family="table-column">
      <style:table-column-properties style:column-width="15.926cm"/>
    </style:style>
    <style:style style:name="Tableau7.1" style:family="table-row">
      <style:table-row-properties fo:keep-together="auto"/>
    </style:style>
    <style:style style:name="Tableau7.A1" style:family="table-cell">
      <style:table-cell-properties fo:padding="0.176cm" fo:border-left="3pt solid #0000ff" fo:border-right="1pt solid #ffffff" fo:border-top="1pt solid #ffffff" fo:border-bottom="1pt solid #ffffff"/>
    </style:style>
    <style:style style:name="Tableau8" style:family="table">
      <style:table-properties style:width="15.926cm" fo:margin-left="0cm" fo:margin-top="0cm" fo:margin-bottom="0cm" table:align="left" style:writing-mode="lr-tb"/>
    </style:style>
    <style:style style:name="Tableau8.A" style:family="table-column">
      <style:table-column-properties style:column-width="15.926cm"/>
    </style:style>
    <style:style style:name="Tableau8.1" style:family="table-row">
      <style:table-row-properties fo:keep-together="auto"/>
    </style:style>
    <style:style style:name="Tableau8.A1" style:family="table-cell">
      <style:table-cell-properties fo:background-color="#fce5cd" fo:padding="0.176cm" fo:border="none">
        <style:background-image/>
      </style:table-cell-properties>
    </style:style>
    <style:style style:name="Tableau9" style:family="table">
      <style:table-properties style:width="15.926cm" fo:margin-left="0cm" fo:margin-top="0cm" fo:margin-bottom="0cm" table:align="left" style:writing-mode="lr-tb"/>
    </style:style>
    <style:style style:name="Tableau9.A" style:family="table-column">
      <style:table-column-properties style:column-width="15.926cm"/>
    </style:style>
    <style:style style:name="Tableau9.1" style:family="table-row">
      <style:table-row-properties fo:keep-together="auto"/>
    </style:style>
    <style:style style:name="Tableau9.A1" style:family="table-cell">
      <style:table-cell-properties fo:background-color="#c9daf8" fo:padding="0.176cm" fo:border="none">
        <style:background-image/>
      </style:table-cell-properties>
    </style:style>
    <style:style style:name="Tableau10" style:family="table">
      <style:table-properties style:width="15.926cm" fo:margin-left="0cm" fo:margin-top="0cm" fo:margin-bottom="0cm" table:align="left" style:writing-mode="lr-tb"/>
    </style:style>
    <style:style style:name="Tableau10.A" style:family="table-column">
      <style:table-column-properties style:column-width="15.926cm"/>
    </style:style>
    <style:style style:name="Tableau10.1" style:family="table-row">
      <style:table-row-properties fo:keep-together="auto"/>
    </style:style>
    <style:style style:name="Tableau10.A1" style:family="table-cell">
      <style:table-cell-properties fo:background-color="#d9ead3" fo:padding="0.176cm" fo:border="none">
        <style:background-image/>
      </style:table-cell-properties>
    </style:style>
    <style:style style:name="Tableau11" style:family="table">
      <style:table-properties style:width="15.926cm" fo:margin-left="0cm" fo:margin-top="0cm" fo:margin-bottom="0cm" table:align="left" style:writing-mode="lr-tb"/>
    </style:style>
    <style:style style:name="Tableau11.A" style:family="table-column">
      <style:table-column-properties style:column-width="15.926cm"/>
    </style:style>
    <style:style style:name="Tableau11.1" style:family="table-row">
      <style:table-row-properties fo:keep-together="auto"/>
    </style:style>
    <style:style style:name="Tableau11.A1" style:family="table-cell">
      <style:table-cell-properties fo:padding="0.176cm" fo:border-left="3pt solid #0000ff" fo:border-right="1pt solid #ffffff" fo:border-top="1pt solid #ffffff" fo:border-bottom="1pt solid #ffffff"/>
    </style:style>
    <style:style style:name="Tableau12" style:family="table">
      <style:table-properties style:width="15.926cm" fo:margin-left="0cm" fo:margin-top="0cm" fo:margin-bottom="0cm" table:align="left" style:writing-mode="lr-tb"/>
    </style:style>
    <style:style style:name="Tableau12.A" style:family="table-column">
      <style:table-column-properties style:column-width="15.926cm"/>
    </style:style>
    <style:style style:name="Tableau12.1" style:family="table-row">
      <style:table-row-properties fo:keep-together="auto"/>
    </style:style>
    <style:style style:name="Tableau12.A1" style:family="table-cell">
      <style:table-cell-properties fo:background-color="#fce5cd" fo:padding="0.176cm" fo:border="none">
        <style:background-image/>
      </style:table-cell-properties>
    </style:style>
    <style:style style:name="Tableau13" style:family="table">
      <style:table-properties style:width="15.926cm" fo:margin-left="0cm" fo:margin-top="0cm" fo:margin-bottom="0cm" table:align="left" style:writing-mode="lr-tb"/>
    </style:style>
    <style:style style:name="Tableau13.A" style:family="table-column">
      <style:table-column-properties style:column-width="15.926cm"/>
    </style:style>
    <style:style style:name="Tableau13.1" style:family="table-row">
      <style:table-row-properties fo:keep-together="auto"/>
    </style:style>
    <style:style style:name="Tableau13.A1" style:family="table-cell">
      <style:table-cell-properties fo:background-color="#c9daf8" fo:padding="0.176cm" fo:border="none">
        <style:background-image/>
      </style:table-cell-properties>
    </style:style>
    <style:style style:name="Tableau14" style:family="table">
      <style:table-properties style:width="15.926cm" fo:margin-left="0cm" fo:margin-top="0cm" fo:margin-bottom="0cm" table:align="left" style:writing-mode="lr-tb"/>
    </style:style>
    <style:style style:name="Tableau14.A" style:family="table-column">
      <style:table-column-properties style:column-width="15.926cm"/>
    </style:style>
    <style:style style:name="Tableau14.1" style:family="table-row">
      <style:table-row-properties fo:keep-together="auto"/>
    </style:style>
    <style:style style:name="Tableau14.A1" style:family="table-cell">
      <style:table-cell-properties fo:background-color="#d9ead3" fo:padding="0.176cm" fo:border="none">
        <style:background-image/>
      </style:table-cell-properties>
    </style:style>
    <style:style style:name="Tableau15" style:family="table">
      <style:table-properties style:width="15.926cm" fo:margin-left="0cm" fo:margin-top="0cm" fo:margin-bottom="0cm" table:align="left" style:writing-mode="lr-tb"/>
    </style:style>
    <style:style style:name="Tableau15.A" style:family="table-column">
      <style:table-column-properties style:column-width="15.926cm"/>
    </style:style>
    <style:style style:name="Tableau15.1" style:family="table-row">
      <style:table-row-properties fo:keep-together="auto"/>
    </style:style>
    <style:style style:name="Tableau15.A1" style:family="table-cell">
      <style:table-cell-properties fo:background-color="#d9d2e9" fo:padding="0.176cm" fo:border="none">
        <style:background-image/>
      </style:table-cell-properties>
    </style:style>
    <style:style style:name="Tableau16" style:family="table">
      <style:table-properties style:width="15.926cm" fo:margin-left="0cm" fo:margin-top="0cm" fo:margin-bottom="0cm" table:align="left" style:writing-mode="lr-tb"/>
    </style:style>
    <style:style style:name="Tableau16.A" style:family="table-column">
      <style:table-column-properties style:column-width="15.926cm"/>
    </style:style>
    <style:style style:name="Tableau16.1" style:family="table-row">
      <style:table-row-properties fo:keep-together="auto"/>
    </style:style>
    <style:style style:name="Tableau16.A1" style:family="table-cell">
      <style:table-cell-properties fo:padding="0.176cm" fo:border-left="3pt solid #0000ff" fo:border-right="none" fo:border-top="none" fo:border-bottom="none"/>
    </style:style>
    <style:style style:name="Tableau17" style:family="table">
      <style:table-properties style:width="15.926cm" fo:margin-left="0cm" fo:margin-top="0cm" fo:margin-bottom="0cm" table:align="left" style:writing-mode="lr-tb"/>
    </style:style>
    <style:style style:name="Tableau17.A" style:family="table-column">
      <style:table-column-properties style:column-width="15.926cm"/>
    </style:style>
    <style:style style:name="Tableau17.1" style:family="table-row">
      <style:table-row-properties fo:keep-together="auto"/>
    </style:style>
    <style:style style:name="Tableau17.A1" style:family="table-cell">
      <style:table-cell-properties fo:background-color="#c9daf8" fo:padding="0.176cm" fo:border="none">
        <style:background-image/>
      </style:table-cell-properties>
    </style:style>
    <style:style style:name="Tableau18" style:family="table">
      <style:table-properties style:width="15.926cm" fo:margin-left="0cm" fo:margin-top="0cm" fo:margin-bottom="0cm" table:align="left" style:writing-mode="lr-tb"/>
    </style:style>
    <style:style style:name="Tableau18.A" style:family="table-column">
      <style:table-column-properties style:column-width="15.926cm"/>
    </style:style>
    <style:style style:name="Tableau18.1" style:family="table-row">
      <style:table-row-properties fo:keep-together="auto"/>
    </style:style>
    <style:style style:name="Tableau18.A1" style:family="table-cell">
      <style:table-cell-properties fo:background-color="#d9ead3" fo:padding="0.176cm" fo:border="none">
        <style:background-image/>
      </style:table-cell-properties>
    </style:style>
    <style:style style:name="Tableau19" style:family="table">
      <style:table-properties style:width="15.926cm" fo:margin-left="0cm" fo:margin-top="0cm" fo:margin-bottom="0cm" table:align="left" style:writing-mode="lr-tb"/>
    </style:style>
    <style:style style:name="Tableau19.A" style:family="table-column">
      <style:table-column-properties style:column-width="15.926cm"/>
    </style:style>
    <style:style style:name="Tableau19.1" style:family="table-row">
      <style:table-row-properties fo:keep-together="auto"/>
    </style:style>
    <style:style style:name="Tableau19.A1" style:family="table-cell">
      <style:table-cell-properties fo:padding="0.176cm" fo:border-left="3pt solid #0000ff" fo:border-right="1pt solid #ffffff" fo:border-top="1pt solid #ffffff" fo:border-bottom="1pt solid #ffffff"/>
    </style:style>
    <style:style style:name="Tableau21" style:family="table">
      <style:table-properties style:width="15.926cm" fo:margin-left="0cm" fo:margin-top="0cm" fo:margin-bottom="0cm" table:align="left" style:writing-mode="lr-tb"/>
    </style:style>
    <style:style style:name="Tableau21.A" style:family="table-column">
      <style:table-column-properties style:column-width="15.926cm"/>
    </style:style>
    <style:style style:name="Tableau21.1" style:family="table-row">
      <style:table-row-properties fo:keep-together="auto"/>
    </style:style>
    <style:style style:name="Tableau21.A1" style:family="table-cell">
      <style:table-cell-properties fo:background-color="#d9d2e9" fo:padding="0.176cm" fo:border="none">
        <style:background-image/>
      </style:table-cell-properties>
    </style:style>
    <style:style style:name="Tableau20" style:family="table">
      <style:table-properties style:width="15.573cm" fo:margin-left="0cm" fo:margin-top="0cm" fo:margin-bottom="0cm" table:align="left" style:writing-mode="lr-tb"/>
    </style:style>
    <style:style style:name="Tableau20.A" style:family="table-column">
      <style:table-column-properties style:column-width="15.573cm"/>
    </style:style>
    <style:style style:name="Tableau20.1" style:family="table-row">
      <style:table-row-properties fo:keep-together="auto"/>
    </style:style>
    <style:style style:name="Tableau20.A1" style:family="table-cell">
      <style:table-cell-properties fo:background-color="#f8f8f8" fo:padding="0.176cm" fo:border="none">
        <style:background-image/>
      </style:table-cell-properties>
    </style:style>
    <style:style style:name="Tableau20" style:family="table">
      <style:table-properties style:width="15.573cm" fo:margin-left="0cm" fo:margin-top="0cm" fo:margin-bottom="0cm" table:align="left" style:writing-mode="lr-tb"/>
    </style:style>
    <style:style style:name="Tableau20.A" style:family="table-column">
      <style:table-column-properties style:column-width="15.573cm"/>
    </style:style>
    <style:style style:name="Tableau20.1" style:family="table-row">
      <style:table-row-properties fo:keep-together="auto"/>
    </style:style>
    <style:style style:name="Tableau20.A1" style:family="table-cell">
      <style:table-cell-properties fo:background-color="#f8f8f8" fo:padding="0.176cm" fo:border="none">
        <style:background-image/>
      </style:table-cell-properties>
    </style:style>
    <style:style style:name="Tableau22" style:family="table">
      <style:table-properties style:width="15.926cm" fo:margin-left="0cm" fo:margin-top="0cm" fo:margin-bottom="0cm" table:align="left" style:writing-mode="lr-tb"/>
    </style:style>
    <style:style style:name="Tableau22.A" style:family="table-column">
      <style:table-column-properties style:column-width="15.926cm"/>
    </style:style>
    <style:style style:name="Tableau22.1" style:family="table-row">
      <style:table-row-properties fo:keep-together="auto"/>
    </style:style>
    <style:style style:name="Tableau22.A1" style:family="table-cell">
      <style:table-cell-properties fo:background-color="#fce5cd" fo:padding="0.176cm" fo:border="none">
        <style:background-image/>
      </style:table-cell-properties>
    </style:style>
    <style:style style:name="Tableau23" style:family="table">
      <style:table-properties style:width="15.926cm" fo:margin-left="0cm" fo:margin-top="0cm" fo:margin-bottom="0cm" table:align="left" style:writing-mode="lr-tb"/>
    </style:style>
    <style:style style:name="Tableau23.A" style:family="table-column">
      <style:table-column-properties style:column-width="15.926cm"/>
    </style:style>
    <style:style style:name="Tableau23.1" style:family="table-row">
      <style:table-row-properties fo:keep-together="auto"/>
    </style:style>
    <style:style style:name="Tableau23.A1" style:family="table-cell">
      <style:table-cell-properties fo:background-color="#c9daf8" fo:padding="0.176cm" fo:border="none">
        <style:background-image/>
      </style:table-cell-properties>
    </style:style>
    <style:style style:name="Tableau24" style:family="table">
      <style:table-properties style:width="15.926cm" fo:margin-left="0cm" fo:margin-top="0cm" fo:margin-bottom="0cm" table:align="left" style:writing-mode="lr-tb"/>
    </style:style>
    <style:style style:name="Tableau24.A" style:family="table-column">
      <style:table-column-properties style:column-width="15.926cm"/>
    </style:style>
    <style:style style:name="Tableau24.1" style:family="table-row">
      <style:table-row-properties fo:keep-together="auto"/>
    </style:style>
    <style:style style:name="Tableau24.A1" style:family="table-cell">
      <style:table-cell-properties fo:background-color="#d9ead3" fo:padding="0.176cm" fo:border="none">
        <style:background-image/>
      </style:table-cell-properties>
    </style:style>
    <style:style style:name="Tableau25" style:family="table">
      <style:table-properties style:width="15.926cm" fo:margin-left="0cm" fo:margin-top="0cm" fo:margin-bottom="0cm" table:align="left" style:writing-mode="lr-tb"/>
    </style:style>
    <style:style style:name="Tableau25.A" style:family="table-column">
      <style:table-column-properties style:column-width="15.926cm"/>
    </style:style>
    <style:style style:name="Tableau25.1" style:family="table-row">
      <style:table-row-properties fo:keep-together="auto"/>
    </style:style>
    <style:style style:name="Tableau25.A1" style:family="table-cell">
      <style:table-cell-properties fo:background-color="#f8f8f8" fo:padding="0.176cm" fo:border="none">
        <style:background-image/>
      </style:table-cell-properties>
    </style:style>
    <style:style style:name="Tableau26" style:family="table">
      <style:table-properties style:width="15.926cm" fo:margin-left="0cm" fo:margin-top="0cm" fo:margin-bottom="0cm" table:align="left" style:writing-mode="lr-tb"/>
    </style:style>
    <style:style style:name="Tableau26.A" style:family="table-column">
      <style:table-column-properties style:column-width="15.926cm"/>
    </style:style>
    <style:style style:name="Tableau26.1" style:family="table-row">
      <style:table-row-properties fo:keep-together="auto"/>
    </style:style>
    <style:style style:name="Tableau26.A1" style:family="table-cell">
      <style:table-cell-properties fo:background-color="#d9d2e9" fo:padding="0.176cm" fo:border="none">
        <style:background-image/>
      </style:table-cell-properties>
    </style:style>
    <style:style style:name="Tableau27" style:family="table">
      <style:table-properties style:width="15.926cm" fo:margin-left="0cm" fo:margin-top="0cm" fo:margin-bottom="0cm" table:align="left" style:writing-mode="lr-tb"/>
    </style:style>
    <style:style style:name="Tableau27.A" style:family="table-column">
      <style:table-column-properties style:column-width="15.926cm"/>
    </style:style>
    <style:style style:name="Tableau27.1" style:family="table-row">
      <style:table-row-properties fo:keep-together="auto"/>
    </style:style>
    <style:style style:name="Tableau27.A1" style:family="table-cell">
      <style:table-cell-properties fo:padding="0.176cm" fo:border-left="3pt solid #0000ff" fo:border-right="1pt solid #ffffff" fo:border-top="1pt solid #ffffff" fo:border-bottom="1pt solid #ffffff"/>
    </style:style>
    <style:style style:name="Tableau28" style:family="table">
      <style:table-properties style:width="15.926cm" fo:margin-left="0cm" fo:margin-top="0cm" fo:margin-bottom="0cm" table:align="left" style:writing-mode="lr-tb"/>
    </style:style>
    <style:style style:name="Tableau28.A" style:family="table-column">
      <style:table-column-properties style:column-width="15.926cm"/>
    </style:style>
    <style:style style:name="Tableau28.1" style:family="table-row">
      <style:table-row-properties fo:keep-together="auto"/>
    </style:style>
    <style:style style:name="Tableau28.A1" style:family="table-cell">
      <style:table-cell-properties fo:background-color="#fce5cd" fo:padding="0.176cm" fo:border="none">
        <style:background-image/>
      </style:table-cell-properties>
    </style:style>
    <style:style style:name="Tableau29" style:family="table">
      <style:table-properties style:width="15.926cm" fo:margin-left="0cm" fo:margin-top="0cm" fo:margin-bottom="0cm" table:align="left" style:writing-mode="lr-tb"/>
    </style:style>
    <style:style style:name="Tableau29.A" style:family="table-column">
      <style:table-column-properties style:column-width="15.926cm"/>
    </style:style>
    <style:style style:name="Tableau29.1" style:family="table-row">
      <style:table-row-properties fo:keep-together="auto"/>
    </style:style>
    <style:style style:name="Tableau29.A1" style:family="table-cell">
      <style:table-cell-properties fo:background-color="#c9daf8" fo:padding="0.176cm" fo:border="none">
        <style:background-image/>
      </style:table-cell-properties>
    </style:style>
    <style:style style:name="Tableau30" style:family="table">
      <style:table-properties style:width="15.926cm" fo:margin-left="0cm" fo:margin-top="0cm" fo:margin-bottom="0cm" table:align="left" style:writing-mode="lr-tb"/>
    </style:style>
    <style:style style:name="Tableau30.A" style:family="table-column">
      <style:table-column-properties style:column-width="15.926cm"/>
    </style:style>
    <style:style style:name="Tableau30.1" style:family="table-row">
      <style:table-row-properties fo:keep-together="auto"/>
    </style:style>
    <style:style style:name="Tableau30.A1" style:family="table-cell">
      <style:table-cell-properties fo:background-color="#d9ead3" fo:padding="0.176cm" fo:border="none">
        <style:background-image/>
      </style:table-cell-properties>
    </style:style>
    <style:style style:name="Tableau31" style:family="table">
      <style:table-properties style:width="15.926cm" fo:margin-left="0cm" fo:margin-top="0cm" fo:margin-bottom="0cm" table:align="left" style:writing-mode="lr-tb"/>
    </style:style>
    <style:style style:name="Tableau31.A" style:family="table-column">
      <style:table-column-properties style:column-width="15.926cm"/>
    </style:style>
    <style:style style:name="Tableau31.1" style:family="table-row">
      <style:table-row-properties fo:keep-together="auto"/>
    </style:style>
    <style:style style:name="Tableau31.A1" style:family="table-cell">
      <style:table-cell-properties fo:background-color="#d9d2e9" fo:padding="0.176cm" fo:border="none">
        <style:background-image/>
      </style:table-cell-properties>
    </style:style>
    <style:style style:name="Tableau32" style:family="table">
      <style:table-properties style:width="15.926cm" fo:margin-left="0cm" fo:margin-top="0cm" fo:margin-bottom="0cm" table:align="left" style:writing-mode="lr-tb"/>
    </style:style>
    <style:style style:name="Tableau32.A" style:family="table-column">
      <style:table-column-properties style:column-width="15.926cm"/>
    </style:style>
    <style:style style:name="Tableau32.1" style:family="table-row">
      <style:table-row-properties fo:keep-together="auto"/>
    </style:style>
    <style:style style:name="Tableau32.A1" style:family="table-cell">
      <style:table-cell-properties fo:padding="0.176cm" fo:border-left="3pt solid #0000ff" fo:border-right="1pt solid #ffffff" fo:border-top="1pt solid #ffffff" fo:border-bottom="1pt solid #ffffff"/>
    </style:style>
    <style:style style:name="Tableau34" style:family="table">
      <style:table-properties style:width="15.926cm" fo:margin-left="0cm" fo:margin-top="0cm" fo:margin-bottom="0cm" table:align="left" style:writing-mode="lr-tb"/>
    </style:style>
    <style:style style:name="Tableau34.A" style:family="table-column">
      <style:table-column-properties style:column-width="15.926cm"/>
    </style:style>
    <style:style style:name="Tableau34.1" style:family="table-row">
      <style:table-row-properties fo:keep-together="auto"/>
    </style:style>
    <style:style style:name="Tableau34.A1" style:family="table-cell">
      <style:table-cell-properties fo:background-color="#d9d2e9" fo:padding="0.176cm" fo:border="none">
        <style:background-image/>
      </style:table-cell-properties>
    </style:style>
    <style:style style:name="Tableau33" style:family="table">
      <style:table-properties style:width="15.573cm" fo:margin-left="0cm" fo:margin-top="0cm" fo:margin-bottom="0cm" table:align="left" style:writing-mode="lr-tb"/>
    </style:style>
    <style:style style:name="Tableau33.A" style:family="table-column">
      <style:table-column-properties style:column-width="15.573cm"/>
    </style:style>
    <style:style style:name="Tableau33.1" style:family="table-row">
      <style:table-row-properties fo:keep-together="auto"/>
    </style:style>
    <style:style style:name="Tableau33.A1" style:family="table-cell">
      <style:table-cell-properties fo:background-color="#f8f8f8" fo:padding-left="0.191cm" fo:padding-right="0.191cm" fo:padding-top="0cm" fo:padding-bottom="0cm" fo:border="none">
        <style:background-image/>
      </style:table-cell-properties>
    </style:style>
    <style:style style:name="Tableau33" style:family="table">
      <style:table-properties style:width="15.573cm" fo:margin-left="0cm" fo:margin-top="0cm" fo:margin-bottom="0cm" table:align="left" style:writing-mode="lr-tb"/>
    </style:style>
    <style:style style:name="Tableau33.A" style:family="table-column">
      <style:table-column-properties style:column-width="15.573cm"/>
    </style:style>
    <style:style style:name="Tableau33.1" style:family="table-row">
      <style:table-row-properties fo:keep-together="auto"/>
    </style:style>
    <style:style style:name="Tableau33.A1" style:family="table-cell">
      <style:table-cell-properties fo:background-color="#f8f8f8" fo:padding-left="0.191cm" fo:padding-right="0.191cm" fo:padding-top="0cm" fo:padding-bottom="0cm" fo:border="none">
        <style:background-image/>
      </style:table-cell-properties>
    </style:style>
    <style:style style:name="Tableau35" style:family="table">
      <style:table-properties style:width="15.926cm" fo:margin-left="0cm" fo:margin-top="0cm" fo:margin-bottom="0cm" table:align="left" style:writing-mode="lr-tb"/>
    </style:style>
    <style:style style:name="Tableau35.A" style:family="table-column">
      <style:table-column-properties style:column-width="15.926cm"/>
    </style:style>
    <style:style style:name="Tableau35.1" style:family="table-row">
      <style:table-row-properties fo:keep-together="auto"/>
    </style:style>
    <style:style style:name="Tableau35.A1" style:family="table-cell">
      <style:table-cell-properties fo:background-color="#fce5cd" fo:padding="0.176cm" fo:border="none">
        <style:background-image/>
      </style:table-cell-properties>
    </style:style>
    <style:style style:name="Tableau36" style:family="table">
      <style:table-properties style:width="15.926cm" fo:margin-left="0cm" fo:margin-top="0cm" fo:margin-bottom="0cm" table:align="left" style:writing-mode="lr-tb"/>
    </style:style>
    <style:style style:name="Tableau36.A" style:family="table-column">
      <style:table-column-properties style:column-width="15.926cm"/>
    </style:style>
    <style:style style:name="Tableau36.1" style:family="table-row">
      <style:table-row-properties fo:keep-together="auto"/>
    </style:style>
    <style:style style:name="Tableau36.A1" style:family="table-cell">
      <style:table-cell-properties fo:background-color="#c9daf8" fo:padding="0.176cm" fo:border="none">
        <style:background-image/>
      </style:table-cell-properties>
    </style:style>
    <style:style style:name="Tableau37" style:family="table">
      <style:table-properties style:width="15.926cm" fo:margin-left="0cm" fo:margin-top="0cm" fo:margin-bottom="0cm" table:align="left" style:writing-mode="lr-tb"/>
    </style:style>
    <style:style style:name="Tableau37.A" style:family="table-column">
      <style:table-column-properties style:column-width="15.926cm"/>
    </style:style>
    <style:style style:name="Tableau37.1" style:family="table-row">
      <style:table-row-properties fo:keep-together="auto"/>
    </style:style>
    <style:style style:name="Tableau37.A1" style:family="table-cell">
      <style:table-cell-properties fo:background-color="#d9ead3" fo:padding="0.176cm" fo:border="none">
        <style:background-image/>
      </style:table-cell-properties>
    </style:style>
    <style:style style:name="Tableau38" style:family="table">
      <style:table-properties style:width="15.926cm" fo:margin-left="0cm" fo:margin-top="0cm" fo:margin-bottom="0cm" table:align="left" style:writing-mode="lr-tb"/>
    </style:style>
    <style:style style:name="Tableau38.A" style:family="table-column">
      <style:table-column-properties style:column-width="15.926cm"/>
    </style:style>
    <style:style style:name="Tableau38.1" style:family="table-row">
      <style:table-row-properties fo:keep-together="auto"/>
    </style:style>
    <style:style style:name="Tableau38.A1" style:family="table-cell">
      <style:table-cell-properties fo:padding="0.176cm" fo:border-left="3pt solid #0000ff" fo:border-right="1pt solid #ffffff" fo:border-top="1pt solid #ffffff" fo:border-bottom="1pt solid #ffffff"/>
    </style:style>
    <style:style style:name="Tableau39" style:family="table">
      <style:table-properties style:width="15.926cm" fo:margin-left="0cm" fo:margin-top="0cm" fo:margin-bottom="0cm" table:align="left" style:writing-mode="lr-tb"/>
    </style:style>
    <style:style style:name="Tableau39.A" style:family="table-column">
      <style:table-column-properties style:column-width="15.926cm"/>
    </style:style>
    <style:style style:name="Tableau39.1" style:family="table-row">
      <style:table-row-properties fo:keep-together="auto"/>
    </style:style>
    <style:style style:name="Tableau39.A1" style:family="table-cell">
      <style:table-cell-properties fo:background-color="#c9daf8" fo:padding="0.176cm" fo:border="none">
        <style:background-image/>
      </style:table-cell-properties>
    </style:style>
    <style:style style:name="Tableau40" style:family="table">
      <style:table-properties style:width="15.926cm" fo:margin-left="0cm" fo:margin-top="0cm" fo:margin-bottom="0cm" table:align="left" style:writing-mode="lr-tb"/>
    </style:style>
    <style:style style:name="Tableau40.A" style:family="table-column">
      <style:table-column-properties style:column-width="15.926cm"/>
    </style:style>
    <style:style style:name="Tableau40.1" style:family="table-row">
      <style:table-row-properties fo:keep-together="auto"/>
    </style:style>
    <style:style style:name="Tableau40.A1" style:family="table-cell">
      <style:table-cell-properties fo:background-color="#c9daf8" fo:padding="0.176cm" fo:border="none">
        <style:background-image/>
      </style:table-cell-properties>
    </style:style>
    <style:style style:name="Tableau41" style:family="table">
      <style:table-properties style:width="15.926cm" fo:margin-left="0cm" fo:margin-top="0cm" fo:margin-bottom="0cm" table:align="left" style:writing-mode="lr-tb"/>
    </style:style>
    <style:style style:name="Tableau41.A" style:family="table-column">
      <style:table-column-properties style:column-width="15.926cm"/>
    </style:style>
    <style:style style:name="Tableau41.1" style:family="table-row">
      <style:table-row-properties fo:keep-together="auto"/>
    </style:style>
    <style:style style:name="Tableau41.A1" style:family="table-cell">
      <style:table-cell-properties fo:background-color="#c9daf8" fo:padding="0.176cm" fo:border="none">
        <style:background-image/>
      </style:table-cell-properties>
    </style:style>
    <style:style style:name="P1" style:family="paragraph" style:parent-style-name="Heading_20_2">
      <style:paragraph-properties fo:margin-top="0.353cm" fo:margin-bottom="0.212cm" loext:contextual-spacing="false"/>
    </style:style>
    <style:style style:name="P2" style:family="paragraph" style:parent-style-name="Heading_20_2">
      <style:paragraph-properties fo:margin-top="0.353cm" fo:margin-bottom="0.212cm" loext:contextual-spacing="false" fo:text-align="justify" style:justify-single-word="false"/>
    </style:style>
    <style:style style:name="P3" style:family="paragraph" style:parent-style-name="Heading_20_3">
      <style:paragraph-properties fo:margin-top="0cm" fo:margin-bottom="0.141cm" loext:contextual-spacing="false"/>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fo:orphans="0" fo:widows="0"/>
    </style:style>
    <style:style style:name="P6" style:family="paragraph" style:parent-style-name="normal">
      <style:text-properties style:font-name="Nunito" style:font-name-asian="Nunito1" style:font-name-complex="Nunito1"/>
    </style:style>
    <style:style style:name="P7" style:family="paragraph" style:parent-style-name="normal">
      <style:paragraph-properties fo:text-align="justify" style:justify-single-word="false"/>
      <style:text-properties style:font-name="Nunito" style:font-name-asian="Nunito1" style:font-name-complex="Nunito1"/>
    </style:style>
    <style:style style:name="P8" style:family="paragraph" style:parent-style-name="normal">
      <style:paragraph-properties fo:text-align="justify" style:justify-single-word="false"/>
      <style:text-properties style:font-name="Nunito" fo:font-size="1pt" style:font-name-asian="Nunito1" style:font-size-asian="1pt" style:font-name-complex="Nunito1" style:font-size-complex="1pt"/>
    </style:style>
    <style:style style:name="P9" style:family="paragraph" style:parent-style-name="normal">
      <style:paragraph-properties fo:orphans="0" fo:widows="0"/>
    </style:style>
    <style:style style:name="P10" style:family="paragraph" style:parent-style-name="normal">
      <style:paragraph-properties fo:margin-top="0.353cm" fo:margin-bottom="0cm" loext:contextual-spacing="false" fo:text-align="justify" style:justify-single-word="false"/>
    </style:style>
    <style:style style:name="P11" style:family="paragraph" style:parent-style-name="normal">
      <style:paragraph-properties fo:margin-top="0.353cm" fo:margin-bottom="0cm" loext:contextual-spacing="false" fo:text-align="justify" style:justify-single-word="false"/>
      <style:text-properties style:font-name="Nunito" style:font-name-asian="Nunito1" style:font-name-complex="Nunito1"/>
    </style:style>
    <style:style style:name="P12" style:family="paragraph" style:parent-style-name="normal">
      <style:paragraph-properties fo:margin-top="0.423cm" fo:margin-bottom="0cm" loext:contextual-spacing="false" fo:text-align="justify" style:justify-single-word="false"/>
    </style:style>
    <style:style style:name="P13" style:family="paragraph" style:parent-style-name="normal">
      <style:paragraph-properties fo:margin-top="0.423cm" fo:margin-bottom="0cm" loext:contextual-spacing="false" fo:text-align="justify" style:justify-single-word="false"/>
      <style:text-properties style:font-name="Nunito" style:font-name-asian="Nunito1" style:font-name-complex="Nunito1"/>
    </style:style>
    <style:style style:name="P14" style:family="paragraph" style:parent-style-name="normal">
      <style:paragraph-properties fo:margin-top="0.423cm" fo:margin-bottom="0.423cm" loext:contextual-spacing="false" fo:text-align="justify" style:justify-single-word="false"/>
      <style:text-properties style:font-name="Nunito" style:font-name-asian="Nunito1" style:font-name-complex="Nunito1"/>
    </style:style>
    <style:style style:name="P15" style:family="paragraph" style:parent-style-name="Title" style:master-page-name="Standard">
      <style:paragraph-properties fo:text-align="center" style:justify-single-word="false" style:page-number="1"/>
    </style:style>
    <style:style style:name="P16" style:family="paragraph" style:parent-style-name="normal">
      <style:paragraph-properties fo:margin-top="0.353cm" fo:margin-bottom="0cm" loext:contextual-spacing="false"/>
    </style:style>
    <style:style style:name="P17" style:family="paragraph" style:parent-style-name="normal">
      <style:paragraph-properties fo:margin-top="0.353cm" fo:margin-bottom="0cm" loext:contextual-spacing="false"/>
      <style:text-properties style:font-name="Nunito" style:font-name-asian="Nunito1" style:font-name-complex="Nunito1"/>
    </style:style>
    <style:style style:name="P18" style:family="paragraph" style:parent-style-name="normal">
      <style:paragraph-properties fo:margin-top="0.353cm" fo:margin-bottom="0cm" loext:contextual-spacing="false" fo:text-align="justify" style:justify-single-word="false"/>
      <style:text-properties style:font-name="Nunito" style:font-name-asian="Nunito1" style:font-name-complex="Nunito1"/>
    </style:style>
    <style:style style:name="P19" style:family="paragraph" style:parent-style-name="normal" style:list-style-name="WWNum2">
      <style:paragraph-properties fo:text-align="justify" style:justify-single-word="false"/>
    </style:style>
    <style:style style:name="P20" style:family="paragraph" style:parent-style-name="normal" style:list-style-name="WWNum1">
      <style:paragraph-properties fo:text-align="justify" style:justify-single-word="false"/>
    </style:style>
    <style:style style:name="P21" style:family="paragraph" style:parent-style-name="normal" style:list-style-name="WWNum12">
      <style:paragraph-properties fo:text-align="justify" style:justify-single-word="false"/>
    </style:style>
    <style:style style:name="P22" style:family="paragraph" style:parent-style-name="normal" style:list-style-name="WWNum10">
      <style:paragraph-properties fo:text-align="justify" style:justify-single-word="false"/>
    </style:style>
    <style:style style:name="P23" style:family="paragraph" style:parent-style-name="normal" style:list-style-name="WWNum4">
      <style:paragraph-properties fo:text-align="justify" style:justify-single-word="false" fo:orphans="0" fo:widows="0"/>
    </style:style>
    <style:style style:name="P24" style:family="paragraph" style:parent-style-name="normal" style:list-style-name="WWNum3">
      <style:paragraph-properties fo:text-align="justify" style:justify-single-word="false"/>
    </style:style>
    <style:style style:name="P25" style:family="paragraph" style:parent-style-name="normal" style:list-style-name="WWNum9">
      <style:paragraph-properties fo:text-align="justify" style:justify-single-word="false"/>
    </style:style>
    <style:style style:name="P26" style:family="paragraph" style:parent-style-name="normal" style:list-style-name="WWNum8">
      <style:paragraph-properties fo:text-align="justify" style:justify-single-word="false"/>
    </style:style>
    <style:style style:name="P27" style:family="paragraph" style:parent-style-name="normal" style:list-style-name="WWNum5">
      <style:paragraph-properties fo:text-align="justify" style:justify-single-word="false"/>
    </style:style>
    <style:style style:name="P28" style:family="paragraph" style:parent-style-name="normal" style:list-style-name="WWNum6">
      <style:paragraph-properties fo:text-align="justify" style:justify-single-word="false"/>
    </style:style>
    <style:style style:name="P29" style:family="paragraph" style:parent-style-name="normal">
      <style:paragraph-properties fo:text-align="justify" style:justify-single-word="false"/>
      <style:text-properties style:font-name="Nunito" style:font-name-asian="Nunito1" style:font-name-complex="Nunito1"/>
    </style:style>
    <style:style style:name="P30" style:family="paragraph" style:parent-style-name="normal" style:list-style-name="WWNum2">
      <style:paragraph-properties fo:text-align="justify" style:justify-single-word="false"/>
      <style:text-properties style:font-name="Nunito" style:font-name-asian="Nunito1" style:font-name-complex="Nunito1"/>
    </style:style>
    <style:style style:name="P31" style:family="paragraph" style:parent-style-name="normal" style:list-style-name="WWNum11">
      <style:paragraph-properties fo:text-align="justify" style:justify-single-word="false"/>
      <style:text-properties style:font-name="Nunito" style:font-name-asian="Nunito1" style:font-name-complex="Nunito1"/>
    </style:style>
    <style:style style:name="P32" style:family="paragraph" style:parent-style-name="normal" style:list-style-name="WWNum12">
      <style:paragraph-properties fo:text-align="justify" style:justify-single-word="false"/>
      <style:text-properties style:font-name="Nunito" style:font-name-asian="Nunito1" style:font-name-complex="Nunito1"/>
    </style:style>
    <style:style style:name="P33" style:family="paragraph" style:parent-style-name="normal" style:list-style-name="WWNum10">
      <style:paragraph-properties fo:text-align="justify" style:justify-single-word="false"/>
      <style:text-properties style:font-name="Nunito" style:font-name-asian="Nunito1" style:font-name-complex="Nunito1"/>
    </style:style>
    <style:style style:name="P34" style:family="paragraph" style:parent-style-name="normal" style:list-style-name="WWNum7">
      <style:paragraph-properties fo:text-align="justify" style:justify-single-word="false"/>
      <style:text-properties style:font-name="Nunito" style:font-name-asian="Nunito1" style:font-name-complex="Nunito1"/>
    </style:style>
    <style:style style:name="P35" style:family="paragraph" style:parent-style-name="normal" style:list-style-name="WWNum6">
      <style:paragraph-properties fo:text-align="justify" style:justify-single-word="false"/>
      <style:text-properties style:font-name="Nunito" style:font-name-asian="Nunito1" style:font-name-complex="Nunito1"/>
    </style:style>
    <style:style style:name="P36" style:family="paragraph" style:parent-style-name="normal" style:list-style-name="WWNum9">
      <style:paragraph-properties fo:line-height="100%" fo:text-align="justify" style:justify-single-word="false"/>
      <style:text-properties style:font-name="Nunito" style:font-name-asian="Nunito1" style:font-name-complex="Nunito1"/>
    </style:style>
    <style:style style:name="P37" style:family="paragraph" style:parent-style-name="normal">
      <style:text-properties style:font-name="Courier New1" fo:font-size="10pt" style:font-name-asian="Courier New2" style:font-size-asian="10pt" style:font-name-complex="Courier New2" style:font-size-complex="10pt"/>
    </style:style>
    <style:style style:name="P38" style:family="paragraph" style:parent-style-name="normal" style:list-style-name="WWNum4">
      <style:paragraph-properties fo:orphans="0" fo:widows="0"/>
    </style:style>
    <style:style style:name="P39" style:family="paragraph" style:parent-style-name="normal" style:list-style-name="WWNum3"/>
    <style:style style:name="P40" style:family="paragraph" style:parent-style-name="normal">
      <style:text-properties fo:color="#333333" style:font-name="Nunito" style:font-name-asian="Nunito1" style:font-name-complex="Nunito1"/>
    </style:style>
    <style:style style:name="P41" style:family="paragraph" style:parent-style-name="normal" style:list-style-name="WWNum4">
      <style:paragraph-properties fo:text-align="justify" style:justify-single-word="false" fo:orphans="0" fo:widows="0"/>
      <style:text-properties fo:color="#333333" style:font-name="Nunito" style:font-name-asian="Nunito1" style:font-name-complex="Nunito1"/>
    </style:style>
    <style:style style:name="P42" style:family="paragraph" style:parent-style-name="normal" style:list-style-name="WWNum4">
      <style:paragraph-properties fo:orphans="0" fo:widows="0"/>
      <style:text-properties fo:color="#333333" style:font-name="Nunito" style:font-name-asian="Nunito1" style:font-name-complex="Nunito1"/>
    </style:style>
    <style:style style:name="P43" style:family="paragraph" style:parent-style-name="normal">
      <style:paragraph-properties fo:orphans="0" fo:widows="0"/>
      <style:text-properties fo:color="#333333" style:font-name="Nunito" fo:font-weight="bold" style:font-name-asian="Nunito1" style:font-weight-asian="bold" style:font-name-complex="Nunito1"/>
    </style:style>
    <style:style style:name="P44" style:family="paragraph" style:parent-style-name="normal" style:list-style-name="WWNum9">
      <style:paragraph-properties fo:line-height="100%" fo:text-align="justify" style:justify-single-word="false"/>
    </style:style>
    <style:style style:name="P45" style:family="paragraph" style:parent-style-name="normal">
      <style:paragraph-properties fo:margin-top="0cm" fo:margin-bottom="0.353cm" loext:contextual-spacing="false"/>
      <style:text-properties style:font-name="Nunito" fo:font-size="14pt" fo:font-weight="bold" style:font-name-asian="Nunito1" style:font-size-asian="14pt" style:font-weight-asian="bold" style:font-name-complex="Nunito1" style:font-size-complex="14pt"/>
    </style:style>
    <style:style style:name="P46" style:family="paragraph" style:parent-style-name="normal">
      <style:paragraph-properties fo:margin-top="0cm" fo:margin-bottom="0.353cm" loext:contextual-spacing="false" fo:line-height="100%"/>
      <style:text-properties style:font-name="Nunito" fo:font-size="14pt" fo:font-weight="bold" style:font-name-asian="Nunito1" style:font-size-asian="14pt" style:font-weight-asian="bold" style:font-name-complex="Nunito1" style:font-size-complex="14pt"/>
    </style:style>
    <style:style style:name="P47" style:family="paragraph" style:parent-style-name="normal">
      <style:paragraph-properties fo:margin-left="1.27cm" fo:margin-right="0cm" fo:orphans="0" fo:widows="0" fo:text-indent="0cm" style:auto-text-indent="false"/>
      <style:text-properties fo:color="#333333" style:font-name="Courier New1" style:font-name-asian="Courier New2" style:font-name-complex="Courier New2"/>
    </style:style>
    <style:style style:name="P48" style:family="paragraph" style:parent-style-name="normal" style:list-style-name="WWNum5">
      <style:paragraph-properties fo:margin-top="0.423cm" fo:margin-bottom="0cm" loext:contextual-spacing="false" fo:text-align="justify" style:justify-single-word="false"/>
    </style:style>
    <style:style style:name="T1" style:family="text">
      <style:text-properties style:font-name="Nunito" style:font-name-asian="Nunito1" style:font-name-complex="Nunito1"/>
    </style:style>
    <style:style style:name="T2" style:family="text">
      <style:text-properties style:font-name="Nunito" officeooo:rsid="0018fd10" style:font-name-asian="Nunito1" style:font-name-complex="Nunito1"/>
    </style:style>
    <style:style style:name="T3" style:family="text">
      <style:text-properties style:font-name="Nunito" officeooo:rsid="001a0393" style:font-name-asian="Nunito1" style:font-name-complex="Nunito1"/>
    </style:style>
    <style:style style:name="T4" style:family="text">
      <style:text-properties style:font-name="Nunito" officeooo:rsid="001af2a8" style:font-name-asian="Nunito1" style:font-name-complex="Nunito1"/>
    </style:style>
    <style:style style:name="T5" style:family="text">
      <style:text-properties style:font-name="Nunito" officeooo:rsid="001d8549" style:font-name-asian="Nunito1" style:font-name-complex="Nunito1"/>
    </style:style>
    <style:style style:name="T6" style:family="text">
      <style:text-properties style:font-name="Nunito" fo:font-weight="bold" style:font-name-asian="Nunito1" style:font-weight-asian="bold" style:font-name-complex="Nunito1"/>
    </style:style>
    <style:style style:name="T7" style:family="text">
      <style:text-properties style:font-name="Nunito" fo:font-weight="bold" officeooo:rsid="0018fd10" style:font-name-asian="Nunito1" style:font-weight-asian="bold" style:font-name-complex="Nunito1" style:font-weight-complex="bold"/>
    </style:style>
    <style:style style:name="T8" style:family="text">
      <style:text-properties style:font-name="Nunito" fo:font-weight="bold" officeooo:rsid="0018fd10" style:font-name-asian="Nunito1" style:font-weight-asian="bold" style:font-name-complex="Nunito1"/>
    </style:style>
    <style:style style:name="T9" style:family="text">
      <style:text-properties style:font-name="Nunito" fo:font-weight="bold" officeooo:rsid="001a0393" style:font-name-asian="Nunito1" style:font-weight-asian="bold" style:font-name-complex="Nunito1"/>
    </style:style>
    <style:style style:name="T10" style:family="text">
      <style:text-properties style:font-name="Nunito" fo:font-weight="bold" officeooo:rsid="001d8549" style:font-name-asian="Nunito1" style:font-weight-asian="bold" style:font-name-complex="Nunito1"/>
    </style:style>
    <style:style style:name="T11" style:family="text">
      <style:text-properties style:font-name="Nunito" fo:font-style="italic" style:font-name-asian="Nunito1" style:font-style-asian="italic" style:font-name-complex="Nunito1"/>
    </style:style>
    <style:style style:name="T12" style:family="text">
      <style:text-properties style:font-name="Courier New1" style:font-name-asian="Courier New2" style:font-name-complex="Courier New2"/>
    </style:style>
    <style:style style:name="T13" style:family="text">
      <style:text-properties fo:color="#1155cc" style:font-name="Nunito" style:text-underline-style="solid" style:text-underline-width="auto" style:text-underline-color="font-color" style:font-name-asian="Nunito1" style:font-name-complex="Nunito1"/>
    </style:style>
    <style:style style:name="T14" style:family="text">
      <style:text-properties fo:color="#333333" style:font-name="Nunito" fo:font-weight="bold" style:font-name-asian="Nunito1" style:font-weight-asian="bold" style:font-name-complex="Nunito1"/>
    </style:style>
    <style:style style:name="T15" style:family="text">
      <style:text-properties fo:color="#333333" style:font-name="Nunito" style:font-name-asian="Nunito1" style:font-name-complex="Nunito1"/>
    </style:style>
    <style:style style:name="T16" style:family="text">
      <style:text-properties fo:color="#333333" style:font-name="Courier New1" style:font-name-asian="Courier New2" style:font-name-complex="Courier New2"/>
    </style:style>
    <style:style style:name="T17" style:family="text">
      <style:text-properties fo:font-weight="bold" style:font-weight-asian="bold"/>
    </style:style>
    <style:style style:name="T18" style:family="text">
      <style:text-properties fo:color="#000000" style:font-name="Nunito" fo:font-weight="bold" style:font-name-asian="Nunito1" style:font-weight-asian="bold" style:font-name-complex="Nunito1"/>
    </style:style>
    <style:style style:name="T19" style:family="text">
      <style:text-properties fo:color="#dd1144" style:font-name="Nunito" style:font-name-asian="Nunito1" style:font-name-complex="Nunito1"/>
    </style:style>
    <style:style style:name="T20" style:family="text">
      <style:text-properties fo:color="#3d85c6" style:font-name="Nunito" style:font-name-asian="Nunito1" style:font-name-complex="Nunito1"/>
    </style:style>
    <style:style style:name="T21" style:family="text">
      <style:text-properties officeooo:rsid="001d85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 text:name="_zhjkq788l65h"/>TP 2 : Bataille navale</text:p>
      <text:h text:style-name="Heading_20_2" text:outline-level="2"><text:bookmark text:name="_bbcbwa3rtps8"/>Présentation du sujet</text:h>
      <text:p text:style-name="P11">L’objectif de ce TP est de réaliser un jeu de bataille navale en ligne de commande (CLI).</text:p>
      <text:p text:style-name="P11">Le programme devra respecter les spécifications suivantes : </text:p>
      <text:list xml:id="list27902494" text:style-name="WWNum2">
        <text:list-item>
          <text:p text:style-name="P30">Pouvoir dessiner une grille de jeu pour les navires du joueur ;</text:p>
        </text:list-item>
        <text:list-item>
          <text:p text:style-name="P30">Pouvoir dessiner une grille de taille identique pour les frappes sur la grille adverse ;</text:p>
        </text:list-item>
        <text:list-item>
          <text:p text:style-name="P30">Gérer la pose de navires sur la grille ;</text:p>
        </text:list-item>
        <text:list-item>
          <text:p text:style-name="P30">Gérer les frappes sur la grille ;</text:p>
        </text:list-item>
        <text:list-item>
          <text:p text:style-name="P30">La taille des grilles de jeu pourra être choisie au démarrage par l'utilisateur.</text:p>
        </text:list-item>
      </text:list>
      <text:p text:style-name="P11">Le jeu se déroulera en 2 phases :</text:p>
      <text:list xml:id="list145735252152194" text:continue-numbering="true" text:style-name="WWNum2">
        <text:list-item>
          <text:p text:style-name="P19"><text:span text:style-name="T1">La </text:span><text:span text:style-name="T6">phase de placement</text:span><text:span text:style-name="T1">, durant laquelle l'utilisateur doit entrer les positions de ses 5 navires.</text:span></text:p>
        </text:list-item>
        <text:list-item>
          <text:p text:style-name="P19"><text:span text:style-name="T1">La </text:span><text:span text:style-name="T6">phase de jeu</text:span><text:span text:style-name="T1">, durant laquelle l'utilisateur entre les positions de ses frappes.</text:span></text:p>
        </text:list-item>
      </text:list>
      <text:p text:style-name="P11">Nous utiliserons les quatre types de navires suivants :</text:p>
      <text:list xml:id="list1794053212" text:style-name="WWNum11">
        <text:list-item>
          <text:p text:style-name="P31">Destroyer (D), de taille 2 ;</text:p>
        </text:list-item>
        <text:list-item>
          <text:p text:style-name="P31">Submarine (S), de taille 3 ;</text:p>
        </text:list-item>
        <text:list-item>
          <text:p text:style-name="P31">BattleShip (B), de taille 4 ;</text:p>
        </text:list-item>
        <text:list-item>
          <text:p text:style-name="P31">Aircraft-Carrier (C), de taille 5.</text:p>
        </text:list-item>
      </text:list>
      <text:p text:style-name="P17">Plusieurs <text:s/>fichiers vous sont fournis. Vous les rencontrerez au fur et à mesure du TP. Néanmoins, voici une liste de ces classes ainsi que leur utilité :</text:p>
      <text:list xml:id="list1341836601" text:style-name="WWNum1">
        <text:list-item>
          <text:p text:style-name="P20"><text:span text:style-name="T12">AIPlayer</text:span><text:span text:style-name="T1"> correspond à l’entité d’un joueur associé à une Intelligence Artificielle. Nous en aurons besoin en fin de TP.</text:span></text:p>
        </text:list-item>
        <text:list-item>
          <text:p text:style-name="P20"><text:span text:style-name="T12">BattleShipsAI</text:span><text:span text:style-name="T1"> correspond à la logique de l’intelligence artificielle utilisée dans la classe précédente.</text:span></text:p>
        </text:list-item>
        <text:list-item>
          <text:p text:style-name="P20"><text:span text:style-name="T12">ColorUtil</text:span><text:span text:style-name="T1"> est une classe qui vous aidera à écrire en couleur dans la console.</text:span></text:p>
        </text:list-item>
        <text:list-item>
          <text:p text:style-name="P20"><text:span text:style-name="T12">Game</text:span><text:span text:style-name="T1"> est le point d’entrée de notre jeu. C’est cette classe qui gère l'enchaînement des phases de jeu.</text:span></text:p>
        </text:list-item>
        <text:list-item>
          <text:p text:style-name="P20"><text:span text:style-name="T12">Hit</text:span><text:span text:style-name="T1"> est une enum représentant le résultat d’une frappe. Nous en parlerons dans l’exercice 6.</text:span></text:p>
        </text:list-item>
        <text:list-item>
          <text:p text:style-name="P20"><text:span text:style-name="T12">IBoard</text:span><text:span text:style-name="T1"> est une interface qui sera implémentée par l’interface </text:span><text:span text:style-name="T12">Board</text:span><text:span text:style-name="T1">. Nous l’utiliserons dans l’exercice 3.</text:span></text:p>
        </text:list-item>
        <text:list-item>
          <text:p text:style-name="P20"><text:span text:style-name="T12">InputHelper</text:span><text:span text:style-name="T1"> est une classe qui vous aidera à récupérer des entrées utilisateur dans un format spécifique.</text:span></text:p>
        </text:list-item>
        <text:list-item>
          <text:p text:style-name="P20"><text:span text:style-name="T12">Player</text:span><text:span text:style-name="T1"> correspond à l’entité associée à un joueur de notre jeu de bataille navale.</text:span></text:p>
        </text:list-item>
      </text:list>
      <text:p text:style-name="P6"/>
      <text:h text:style-name="P1" text:outline-level="2"><text:bookmark text:name="_uq2nxa7zq5rp"/>Gestion de version</text:h>
      <text:p text:style-name="P10"><text:span text:style-name="T1">Afin de conserver une trace de votre avancement à chaque exercice, vous utiliserez le gestionnaire de versions </text:span><text:span text:style-name="T6">Git</text:span><text:span text:style-name="T1">. N’ayez crainte, si vous n’êtes pas </text:span><text:soft-page-break/><text:span text:style-name="T1">familier de logiciel et de son fonctionnement, les commandes à exécuter vous seront fournies systématiquement.</text:span></text:p>
      <text:p text:style-name="P10"><text:span text:style-name="T1">Pour commencer, créez un répertoire dans lequel vous placerez vos fichiers de code. Placez-vous ensuite dans ce dossier, et exécutez la commande suivante : </text:span><text:span text:style-name="T12">git init</text:span><text:span text:style-name="T1">.</text:span></text:p>
      <text:p text:style-name="P6"/>
      <text:h text:style-name="P1" text:outline-level="2"><text:bookmark text:name="_vl05z952jy4l"/>Protocole de rendu</text:h>
      <text:p text:style-name="P10"><text:span text:style-name="T1">Vous rendrez votre TP par mail, sous forme d’une archive au format zip ou tgz contenant votre dossier de travail (c’est-à-dire le dossier contenant vos fichiers source </text:span><text:span text:style-name="T6">et</text:span><text:span text:style-name="T1"> le dossier </text:span><text:span text:style-name="T12">.git</text:span><text:span text:style-name="T1"> contenant l’historique de vos exercices). Cette archive devra être nommée avec votre nom et votre prénom : </text:span><text:span text:style-name="T12">tp2_nom_prenom.zip</text:span><text:span text:style-name="T1"> (ou </text:span><text:span text:style-name="T12">.tgz</text:span><text:span text:style-name="T1">, bien sûr). Sous Linux, vous pourrez utiliser la commande suivante : <text:tab/><text:line-break/></text:span><text:span text:style-name="T12">tar cvfz tp2_nom_prenom.tgz dossierDeTravail</text:span><text:span text:style-name="T1"> </text:span><text:span text:style-name="T3">ou directement le lien du git.</text:span></text:p>
      <text:p text:style-name="P16"><text:span text:style-name="T1">Vous enverrez votre mail </text:span><text:span text:style-name="T6">avant le </text:span><text:span text:style-name="T10">20</text:span><text:span text:style-name="T6">/02/20</text:span><text:span text:style-name="T9">21</text:span><text:span text:style-name="T6"> à 2</text:span><text:span text:style-name="T9">2</text:span><text:span text:style-name="T6">h</text:span><text:span text:style-name="T9">00</text:span><text:span text:style-name="T1"> aux adresses suivantes : </text:span><text:a xlink:type="simple" xlink:href="mailto:mallard@oxyl.com" text:style-name="Internet_20_link" text:visited-style-name="Visited_20_Internet_20_Link"><text:span text:style-name="T4">mallard@oxyl.com</text:span></text:a><text:span text:style-name="T4">, </text:span><text:a xlink:type="simple" xlink:href="mailto:ucoscoy@oxyl.com" text:style-name="Internet_20_link" text:visited-style-name="Visited_20_Internet_20_Link"><text:span text:style-name="T4">ucoscoy@oxyl.com</text:span></text:a><text:span text:style-name="T4">, </text:span><text:a xlink:type="simple" xlink:href="mailto:avan-dalen@oxyl.com" text:style-name="Internet_20_link" text:visited-style-name="Visited_20_Internet_20_Link"><text:span text:style-name="T4">avan-dalen@oxyl.com</text:span></text:a><text:span text:style-name="T4">, </text:span><text:a xlink:type="simple" xlink:href="mailto:scourtin@oxyl.com" text:style-name="Internet_20_link" text:visited-style-name="Visited_20_Internet_20_Link"><text:span text:style-name="T4">scourtin@</text:span></text:a><text:a xlink:type="simple" xlink:href="mailto:scourtin@oxyl.com" text:style-name="Internet_20_link" text:visited-style-name="Visited_20_Internet_20_Link"><text:span text:style-name="T5">oxyl</text:span></text:a><text:a xlink:type="simple" xlink:href="mailto:scourtin@oxyl.com" text:style-name="Internet_20_link" text:visited-style-name="Visited_20_Internet_20_Link"><text:span text:style-name="T4">.com</text:span></text:a><text:span text:style-name="T4">, atoutain@</text:span><text:span text:style-name="T5">oxyl</text:span><text:span text:style-name="T4">.com</text:span></text:p>
      <text:p text:style-name="Standard"><text:span text:style-name="T4"/></text:p>
      <text:h text:style-name="P1" text:outline-level="2"><text:bookmark text:name="_bi3xm26ocqa9"/>Informations utiles</text:h>
      <text:p text:style-name="P11">Avant de vous plonger dans le TP, voici quelques informations utiles :</text:p>
      <text:list xml:id="list1496136623" text:style-name="WWNum12">
        <text:list-item>
          <text:p text:style-name="P21"><text:span text:style-name="T1">Pensez à </text:span><text:span text:style-name="T7">do</text:span><text:span text:style-name="T6">c</text:span><text:span text:style-name="T8">u</text:span><text:span text:style-name="T6">menter votre code </text:span><text:span text:style-name="T1">:</text:span></text:p>
          <text:list>
            <text:list-item>
              <text:p text:style-name="P32">Faites en sorte d’écrire un code lisible par lui-même (des noms d’attributs et de méthodes clairs, cohérents, qui ont un sens).</text:p>
            </text:list-item>
            <text:list-item>
              <text:p text:style-name="P21"><text:span text:style-name="T1">Pour le code complexe, </text:span><text:span text:style-name="T2">do</text:span><text:span text:style-name="T1">c</text:span><text:span text:style-name="T2">u</text:span><text:span text:style-name="T1">mmentez son fonctionnement.</text:span></text:p>
            </text:list-item>
            <text:list-item>
              <text:p text:style-name="P32">Commentez vos choix d’architecture (pourquoi laisser un constructeur vide, pourquoi mettre un attribut en static, etc.).</text:p>
            </text:list-item>
          </text:list>
        </text:list-item>
        <text:list-item>
          <text:p text:style-name="P32">À la fin des exercices, vous trouverez peut-être une liste de points à prendre en compte dans votre réflexion et votre code. Ces points recevront une attention particulière lors de la correction, ne les négligez donc pas. :-)</text:p>
        </text:list-item>
      </text:list>
      <text:p text:style-name="P7"/>
      <text:h text:style-name="P2" text:outline-level="2"><text:bookmark text:name="_qfqeestppjga"/>Exercice 1 : Affichage du « board »</text:h>
      <table:table table:name="Tableau1" table:style-name="Tableau1">
        <table:table-column table:style-name="Tableau1.A"/>
        <table:table-row table:style-name="Tableau1.1">
          <table:table-cell table:style-name="Tableau1.A1" office:value-type="string">
            <text:p text:style-name="P5"><text:span text:style-name="T14">Notions abordées</text:span><text:span text:style-name="T15"> : Classe, constructeurs valués, tableaux, conditions, boucles, écriture sur la console...</text:span></text:p>
          </table:table-cell>
        </table:table-row>
      </table:table>
      <text:p text:style-name="P6"/>
      <text:p text:style-name="P4"><text:span text:style-name="T1">Dans cet exercice, nous allons créer une classe </text:span><text:span text:style-name="T12">Board</text:span><text:span text:style-name="T1">, qui représente le plateau de jeu d’un joueur. Ce plateau est composé de deux grilles de même taille destinées à recevoir respectivement les bateaux placés par le joueur et les frappes réalisées par le joueur sur la grille adverse.</text:span></text:p>
      <text:p text:style-name="P7"/>
      <table:table table:name="Tableau2" table:style-name="Tableau2">
        <table:table-column table:style-name="Tableau2.A"/>
        <table:table-row table:style-name="Tableau2.1">
          <table:table-cell table:style-name="Tableau2.A1" office:value-type="string">
            <text:p text:style-name="P45"><text:s/>Vous devrez réaliser les tâches suivantes :</text:p>
            <text:list xml:id="list346404552" text:style-name="WWNum10">
              <text:list-item>
                <text:p text:style-name="P22"><text:span text:style-name="T1">Créer la classe </text:span><text:span text:style-name="T12">Board</text:span><text:span text:style-name="T1">, composée d’un nom, d’un tableau 2D de </text:span><text:span text:style-name="T12">Character</text:span><text:span text:style-name="T1"> pour les navires et d’un tableau 2D de </text:span><text:span text:style-name="T12">boolean</text:span><text:span text:style-name="T1"> pour les </text:span><text:soft-page-break/><text:span text:style-name="T1">frappes.</text:span></text:p>
              </text:list-item>
              <text:list-item>
                <text:p text:style-name="P33">Créer un premier constructeur valué, prenant en arguments le nom et la taille de la grille.</text:p>
              </text:list-item>
              <text:list-item>
                <text:p text:style-name="P33">Créer un second constructeur valué, prenant uniquement en argument un nom, et qui met par défaut la taille de la grille à la valeur 10.</text:p>
              </text:list-item>
              <text:list-item>
                <text:p text:style-name="P22"><text:span text:style-name="T1">Créer une méthode </text:span><text:span text:style-name="T12">print()</text:span><text:span text:style-name="T1"> qui dessine les deux grilles de jeu dans leur état respectif.</text:span></text:p>
              </text:list-item>
              <text:list-item>
                <text:p text:style-name="P22"><text:span text:style-name="T1">Créer une classe </text:span><text:span text:style-name="T12">TestBoard</text:span><text:span text:style-name="T1"> et y créer une méthode </text:span><text:span text:style-name="T12">main()</text:span><text:span text:style-name="T1"> afin de tester le fonctionnement de l’affichage des grilles de jeu de la classe Board.</text:span></text:p>
              </text:list-item>
            </text:list>
          </table:table-cell>
        </table:table-row>
      </table:table>
      <text:p text:style-name="P7"/>
      <text:p text:style-name="P7">La grille des navires devra afficher le label du navire sur les positions où ce navire se trouve, et « . » sinon. Cependant, dans un premier temps, nous ne nous occupons pas des navires. La grille des navires sera donc entièrement peuplée de points « . » lorsque vous testerez votre fonction d’affichage.<text:line-break/>La grille des frappes devra afficher « x » pour une position où une frappe a touché un bateau, et « . » sinon. Comme nous ne prenons pas encore en compte les bateaux, nous ne pouvons pas prendre en compte les frappes non plus. La grille des frappes sera donc également remplie de points lorsque vous testerez l’affichage.</text:p>
      <text:p text:style-name="P11">Visuellement, le board affiché pourra ressembler à quelque chose de ce style :</text:p>
      <table:table table:name="Tableau3" table:style-name="Tableau3">
        <table:table-column table:style-name="Tableau3.A"/>
        <table:table-row table:style-name="Tableau3.1">
          <table:table-cell table:style-name="Tableau3.A1" office:value-type="string">
            <text:p text:style-name="P37">Navires : <text:s text:c="16"/>Frappes :<text:line-break/> <text:s text:c="2"/>A B C D E F G H I J <text:s text:c="6"/>A B C D E F G H I J<text:line-break/>1 <text:s/>. . . . . . . . . . <text:tab/> <text:s/>1 <text:s/>. . . . . . . . . .<text:line-break/>2 <text:s/>. . . . . . . . . . <text:tab/> <text:s/>2 <text:s/>. . . . . . . . . .<text:line-break/>3 <text:s/>. . . . . . . . . . <text:tab/> <text:s/>3 <text:s/>. . . . . . . . . .<text:line-break/>4 <text:s/>. . . . . . . . . . <text:tab/> <text:s/>4 <text:s/>. . . . . . . . . .<text:line-break/>5 <text:s/>. . . . . . . . . . <text:tab/> <text:s/>5 <text:s/>. . . . . . . . . .<text:line-break/>6 <text:s/>. . . . . . . . . . <text:tab/> <text:s/>6 <text:s/>. . . . . . . . . .<text:line-break/>7 <text:s/>. . . . . . . . . . <text:tab/> <text:s/>7 <text:s/>. . . . . . . . . .<text:line-break/>8 <text:s/>. . . . . . . . . . <text:tab/> <text:s/>8 <text:s/>. . . . . . . . . .<text:line-break/>9 <text:s/>. . . . . . . . . . <text:tab/> <text:s/>9 <text:s/>. . . . . . . . . .<text:line-break/>10 . . . . . . . . . . <text:tab/> <text:s/>10 . . . . . . . . . .</text:p>
          </table:table-cell>
        </table:table-row>
      </table:table>
      <text:p text:style-name="P11"/>
      <table:table table:name="Tableau4" table:style-name="Tableau4">
        <table:table-column table:style-name="Tableau4.A"/>
        <table:table-row table:style-name="Tableau4.1">
          <table:table-cell table:style-name="Tableau4.A1" office:value-type="string">
            <text:p text:style-name="P9"><text:span text:style-name="T14">Pistes de réflexion</text:span><text:span text:style-name="T15"> : </text:span></text:p>
            <text:list xml:id="list1236177730" text:style-name="WWNum4">
              <text:list-item>
                <text:p text:style-name="P38"><text:span text:style-name="T15">Avez-vous pensé à l’encapsulation dans votre classe </text:span><text:span text:style-name="T16">Board</text:span><text:span text:style-name="T15"> ? :-)</text:span></text:p>
              </text:list-item>
            </text:list>
          </table:table-cell>
        </table:table-row>
      </table:table>
      <text:p text:style-name="P7"/>
      <table:table table:name="Tableau5" table:style-name="Tableau5">
        <table:table-column table:style-name="Tableau5.A"/>
        <table:table-row table:style-name="Tableau5.1">
          <table:table-cell table:style-name="Tableau5.A1" office:value-type="string">
            <text:p text:style-name="P5"><text:span text:style-name="T14">Versionning</text:span><text:span text:style-name="T15">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1"</text:p>
          </table:table-cell>
        </table:table-row>
      </table:table>
      <text:p text:style-name="P6"/>
      <text:h text:style-name="P2" text:outline-level="2"><text:bookmark text:name="_o589wpt9vywc"/>Exercice 2 : Création des classes de navires</text:h>
      <table:table table:name="Tableau6" table:style-name="Tableau6">
        <table:table-column table:style-name="Tableau6.A"/>
        <table:table-row table:style-name="Tableau6.1">
          <table:table-cell table:style-name="Tableau6.A1" office:value-type="string">
            <text:p text:style-name="P9"><text:span text:style-name="T14">Notions abordées</text:span><text:span text:style-name="T15"> : Classe, héritage, constructeur par défaut, constructeurs valués, enum...</text:span></text:p>
          </table:table-cell>
        </table:table-row>
      </table:table>
      <text:p text:style-name="P6"/>
      <text:p text:style-name="P4"><text:soft-page-break/><text:span text:style-name="T1">Nous allons maintenant créer les différents types de navires qui pourront être utilisés dans notre jeu de bataille navale. Nous vous proposons ici de procéder par héritage. Nous aurons donc une classe abstraite </text:span><text:span text:style-name="T12">AbstractShip</text:span><text:span text:style-name="T1">, et quatre classes </text:span><text:span text:style-name="T12">Destroyer</text:span><text:span text:style-name="T1">, </text:span><text:span text:style-name="T12">Submarine</text:span><text:span text:style-name="T1">, </text:span><text:span text:style-name="T12">Battleship</text:span><text:span text:style-name="T1"> et </text:span><text:span text:style-name="T12">Carrier</text:span><text:span text:style-name="T1"> héritant de la classe </text:span><text:span text:style-name="T12">AbstractShip</text:span><text:span text:style-name="T1">.</text:span></text:p>
      <text:p text:style-name="P10"><text:span text:style-name="T1">La classe mère </text:span><text:span text:style-name="T12">AbstractShip</text:span><text:span text:style-name="T1"> possèdera les éléments suivants :</text:span></text:p>
      <text:list xml:id="list2169847662" text:style-name="WWNum7">
        <text:list-item>
          <text:p text:style-name="P34">Un label qui permettra de représenter le type de navire sur la grille.</text:p>
        </text:list-item>
        <text:list-item>
          <text:p text:style-name="P34">Un nom qui correspond au nom entier du type navire.</text:p>
        </text:list-item>
        <text:list-item>
          <text:p text:style-name="P34">Une taille.</text:p>
        </text:list-item>
        <text:list-item>
          <text:p text:style-name="P34">Une orientation.</text:p>
        </text:list-item>
        <text:list-item>
          <text:p text:style-name="P34">Les accesseurs nécessaires pour faire de l’encapsulation.</text:p>
        </text:list-item>
        <text:list-item>
          <text:p text:style-name="P34">Un mutateur pour l’orientation.</text:p>
        </text:list-item>
        <text:list-item>
          <text:p text:style-name="P34">Un constructeur valué, prenant en argument un nom, un label, une taille et une orientation.</text:p>
        </text:list-item>
      </text:list>
      <text:p text:style-name="P11">Les classes filles seront dotées d’un constructeur valué prenant en argument une orientation, ainsi que d’un constructeur par défaut qui définit l’orientation à l’est.</text:p>
      <text:p text:style-name="P7"/>
      <table:table table:name="Tableau7" table:style-name="Tableau7">
        <table:table-column table:style-name="Tableau7.A"/>
        <table:table-row table:style-name="Tableau7.1">
          <table:table-cell table:style-name="Tableau7.A1" office:value-type="string">
            <text:p text:style-name="P45">Vous devrez réaliser les tâches suivantes :</text:p>
            <text:list xml:id="list2159126482" text:style-name="WWNum3">
              <text:list-item>
                <text:p text:style-name="P39"><text:span text:style-name="T1">Créer la classe abstraite </text:span><text:span text:style-name="T12">AbstractShip</text:span><text:span text:style-name="T1"> avec ses constructeurs, attributs et méthodes.</text:span></text:p>
              </text:list-item>
              <text:list-item>
                <text:p text:style-name="P39"><text:span text:style-name="T1">Créer les classes filles </text:span><text:span text:style-name="T12">Destroyer</text:span><text:span text:style-name="T1">, </text:span><text:span text:style-name="T12">Submarine</text:span><text:span text:style-name="T1">, </text:span><text:span text:style-name="T12">Battleship</text:span><text:span text:style-name="T1"> et </text:span><text:span text:style-name="T12">Carrier</text:span><text:span text:style-name="T1"> avec leurs constructeurs. </text:span></text:p>
              </text:list-item>
            </text:list>
          </table:table-cell>
        </table:table-row>
      </table:table>
      <text:p text:style-name="P11"/>
      <table:table table:name="Tableau8" table:style-name="Tableau8">
        <table:table-column table:style-name="Tableau8.A"/>
        <table:table-row table:style-name="Tableau8.1">
          <table:table-cell table:style-name="Tableau8.A1" office:value-type="string">
            <text:p text:style-name="P9"><text:span text:style-name="T14">Pistes de réflexion</text:span><text:span text:style-name="T15"> : </text:span></text:p>
            <text:list xml:id="list145734174492722" text:continue-list="list1236177730" text:style-name="WWNum4">
              <text:list-item>
                <text:p text:style-name="P41">L’orientation des navires est un ensemble fini des quatre valeurs NORTH, SOUTH, EAST et <text:s/>WEST. Comment faire pour représenter au mieux cette information ?</text:p>
              </text:list-item>
              <text:list-item>
                <text:p text:style-name="P41">Nous commençons à avoir plusieurs fichiers source stockés pêle-mêle à la racine de notre répertoire de travail. Et ce nombre de fichier va continuer à croître au fil des exercices. Comment remédier à ce problème ?</text:p>
              </text:list-item>
            </text:list>
          </table:table-cell>
        </table:table-row>
      </table:table>
      <text:p text:style-name="P11"/>
      <table:table table:name="Tableau9" table:style-name="Tableau9">
        <table:table-column table:style-name="Tableau9.A"/>
        <table:table-row table:style-name="Tableau9.1">
          <table:table-cell table:style-name="Tableau9.A1" office:value-type="string">
            <text:p text:style-name="P5"><text:span text:style-name="T14">Versionning</text:span><text:span text:style-name="T15">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2"</text:p>
          </table:table-cell>
        </table:table-row>
      </table:table>
      <text:p text:style-name="P6"/>
      <text:h text:style-name="P2" text:outline-level="2"><text:bookmark text:name="_9p8jwit0dssq"/>Exercice 3 : Placement des navires</text:h>
      <table:table table:name="Tableau10" table:style-name="Tableau10">
        <table:table-column table:style-name="Tableau10.A"/>
        <table:table-row table:style-name="Tableau10.1">
          <table:table-cell table:style-name="Tableau10.A1" office:value-type="string">
            <text:p text:style-name="P9"><text:span text:style-name="T14">Notions abordées</text:span><text:span text:style-name="T15"> : Interfaces, exceptions...</text:span></text:p>
          </table:table-cell>
        </table:table-row>
      </table:table>
      <text:p text:style-name="P6"/>
      <text:p text:style-name="P4"><text:span text:style-name="T1">Il est maintenant temps de placer les navires sur la grille de l’exercice 1 ! Il semble nécessaire de doter notre classe </text:span><text:span text:style-name="T12">Board</text:span><text:span text:style-name="T1"> de nouvelles méthodes afin de placer les navires et les frappes. Nous allons modifier la classe </text:span><text:span text:style-name="T12">Board</text:span><text:span text:style-name="T1"> et faire en </text:span><text:soft-page-break/><text:span text:style-name="T1">sorte qu’elle implémente l’interface </text:span><text:span text:style-name="T12">IBoard</text:span><text:span text:style-name="T1"> qui vous est fournie. Cela sera utile plus tard dans le TP.</text:span></text:p>
      <text:p text:style-name="P7"/>
      <table:table table:name="Tableau11" table:style-name="Tableau11">
        <table:table-column table:style-name="Tableau11.A"/>
        <table:table-row table:style-name="Tableau11.1">
          <table:table-cell table:style-name="Tableau11.A1" office:value-type="string">
            <text:p text:style-name="P45">Vous devrez réaliser les tâches suivantes :</text:p>
            <text:list xml:id="list145735812592327" text:continue-list="list2159126482" text:style-name="WWNum3">
              <text:list-item>
                <text:p text:style-name="P39"><text:span text:style-name="T1">Modifier la classe </text:span><text:span text:style-name="T12">Board</text:span><text:span text:style-name="T1"> afin qu’elle implémente l’interface </text:span><text:span text:style-name="T12">IBoard</text:span><text:span text:style-name="T1">.</text:span></text:p>
              </text:list-item>
              <text:list-item>
                <text:p text:style-name="P24"><text:span text:style-name="T1">Modifier la méthode </text:span><text:span text:style-name="T12">print()</text:span><text:span text:style-name="T1"> de </text:span><text:span text:style-name="T12">Board</text:span><text:span text:style-name="T1"> (si nécessaire) afin d’afficher les navires sur la grille correspondante.</text:span></text:p>
              </text:list-item>
              <text:list-item>
                <text:p text:style-name="P24"><text:span text:style-name="T1">Modifier la méthode </text:span><text:span text:style-name="T12">main()</text:span><text:span text:style-name="T1"> de la classe </text:span><text:span text:style-name="T12">TestBoard</text:span><text:span text:style-name="T1"> pour placer quelques navires sur la grille de jeu et vérifier le fonctionnement de vos nouvelles méthodes.</text:span></text:p>
              </text:list-item>
            </text:list>
          </table:table-cell>
        </table:table-row>
      </table:table>
      <text:p text:style-name="P11"/>
      <table:table table:name="Tableau12" table:style-name="Tableau12">
        <table:table-column table:style-name="Tableau12.A"/>
        <table:table-row table:style-name="Tableau12.1">
          <table:table-cell table:style-name="Tableau12.A1" office:value-type="string">
            <text:p text:style-name="P9"><text:span text:style-name="T14">Pistes de réflexion</text:span><text:span text:style-name="T15"> : </text:span></text:p>
            <text:list xml:id="list145735467627020" text:continue-list="list145734174492722" text:style-name="WWNum4">
              <text:list-item>
                <text:p text:style-name="P42">Les indices de position des navires commencent-ils à 1 ou à 0 ?</text:p>
              </text:list-item>
              <text:list-item>
                <text:p text:style-name="P41">Que se passe-t-il si la valeur (position + longueur) d’un navire mène en dehors de la grille de jeu ? Que faire dans ce cas ?</text:p>
              </text:list-item>
              <text:list-item>
                <text:p text:style-name="P42">Que se passe-t-il si deux navires se chevauchent ? Que faire dans ce cas ?</text:p>
              </text:list-item>
            </text:list>
          </table:table-cell>
        </table:table-row>
      </table:table>
      <text:p text:style-name="P11"/>
      <table:table table:name="Tableau13" table:style-name="Tableau13">
        <table:table-column table:style-name="Tableau13.A"/>
        <table:table-row table:style-name="Tableau13.1">
          <table:table-cell table:style-name="Tableau13.A1" office:value-type="string">
            <text:p text:style-name="P5"><text:span text:style-name="T14">Versionning</text:span><text:span text:style-name="T15">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3"</text:p>
          </table:table-cell>
        </table:table-row>
      </table:table>
      <text:p text:style-name="P6"/>
      <text:h text:style-name="P2" text:outline-level="2"><text:bookmark text:name="_5iqs1qngn8ok"/>Exercice 4 : Entrées utilisateur</text:h>
      <table:table table:name="Tableau14" table:style-name="Tableau14">
        <table:table-column table:style-name="Tableau14.A"/>
        <table:table-row table:style-name="Tableau14.1">
          <table:table-cell table:style-name="Tableau14.A1" office:value-type="string">
            <text:p text:style-name="P9"><text:span text:style-name="T14">Notions abordées</text:span><text:span text:style-name="T15"> : Scanners, gestion des exceptions...</text:span></text:p>
          </table:table-cell>
        </table:table-row>
      </table:table>
      <text:p text:style-name="P6"/>
      <text:p text:style-name="P7">Nous souhaitons maintenant que notre application puisse interagir avec l’utilisateur. L’application devra proposer au joueur de placer 5 navires sur sa grille, par ordre de taille croissante, selon la répartition suivante : 1 Destroyer, 2 Submarine, 1 BattleShip, 1 Aircraft-Carrier.</text:p>
      <text:p text:style-name="P7">L’utilisateur entrera les positions des navires au format « A1 n », « B4 w », « D3 s »…</text:p>
      <text:p text:style-name="P7"/>
      <table:table table:name="Tableau15" table:style-name="Tableau15">
        <table:table-column table:style-name="Tableau15.A"/>
        <table:table-row table:style-name="Tableau15.1">
          <table:table-cell table:style-name="Tableau15.A1" office:value-type="string">
            <text:p text:style-name="P43">Remarques :</text:p>
            <text:p text:style-name="P4"><text:span text:style-name="T1">À chaque fois que l’on récupère une entrée utilisateur, il est </text:span><text:span text:style-name="T6">très important</text:span><text:span text:style-name="T1"> de vérifier la cohérence et l’exactitude de ces données. Il faudra donc utiliser un bloc </text:span><text:span text:style-name="T12">try … catch()</text:span><text:span text:style-name="T1"> pour s’assurer que les valeurs entrées sont correctes.</text:span></text:p>
          </table:table-cell>
        </table:table-row>
      </table:table>
      <text:p text:style-name="P10"><text:span text:style-name="T1">Afin de gagner du temps, vous pouvez utiliser la classe </text:span><text:span text:style-name="T12">InputHelper</text:span><text:span text:style-name="T1"> fournie, dont la méthode </text:span><text:span text:style-name="T12">readShipInput()</text:span><text:span text:style-name="T1"> récupère les entrées utilisateur et les convertit en données exploitables.</text:span></text:p>
      <text:p text:style-name="P7"/>
      <table:table table:name="Tableau16" table:style-name="Tableau16">
        <table:table-column table:style-name="Tableau16.A"/>
        <text:soft-page-break/>
        <table:table-row table:style-name="Tableau16.1">
          <table:table-cell table:style-name="Tableau16.A1" office:value-type="string">
            <text:h text:style-name="P3" text:outline-level="3"><text:bookmark text:name="_nnhfxqgjk12r"/><text:span text:style-name="T17"><text:s/></text:span><text:span text:style-name="T18">Vous devrez réaliser les tâches suivantes :</text:span></text:h>
            <text:list xml:id="list1331354160" text:style-name="WWNum9">
              <text:list-item>
                <text:p text:style-name="P25"><text:span text:style-name="T1">Modifier la classe </text:span><text:span text:style-name="T12">Player</text:span><text:span text:style-name="T1"> qui vous est fournie en complétant la méthode </text:span><text:span text:style-name="T12">putShips()</text:span><text:span text:style-name="T1"> :</text:span></text:p>
                <text:list>
                  <text:list-item>
                    <text:p text:style-name="P25"><text:span text:style-name="T1">Appeler la méthode </text:span><text:span text:style-name="T12">readShipInput()</text:span><text:span text:style-name="T1"> tant que tous les navires ne sont pas correctement placés ;</text:span></text:p>
                  </text:list-item>
                  <text:list-item>
                    <text:p text:style-name="P25"><text:span text:style-name="T1">Paramétrer le </text:span><text:span text:style-name="T12">Board</text:span><text:span text:style-name="T1"> avec les valeurs retournées ;</text:span></text:p>
                  </text:list-item>
                  <text:list-item>
                    <text:p text:style-name="P25"><text:span text:style-name="T1">Afficher l’état du </text:span><text:span text:style-name="T12">Board</text:span><text:span text:style-name="T1"> entre chaque saisie.</text:span></text:p>
                  </text:list-item>
                </text:list>
              </text:list-item>
            </text:list>
          </table:table-cell>
        </table:table-row>
      </table:table>
      <text:p text:style-name="P11"/>
      <table:table table:name="Tableau17" table:style-name="Tableau17">
        <table:table-column table:style-name="Tableau17.A"/>
        <table:table-row table:style-name="Tableau17.1">
          <table:table-cell table:style-name="Tableau17.A1" office:value-type="string">
            <text:p text:style-name="P5"><text:span text:style-name="T14">Versionning</text:span><text:span text:style-name="T15">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4"</text:p>
          </table:table-cell>
        </table:table-row>
      </table:table>
      <text:p text:style-name="P6"/>
      <text:h text:style-name="P2" text:outline-level="2"><text:bookmark text:name="_igsgsfvs0iad"/>Exercice 5 : État des navires et des frappes</text:h>
      <table:table table:name="Tableau18" table:style-name="Tableau18">
        <table:table-column table:style-name="Tableau18.A"/>
        <table:table-row table:style-name="Tableau18.1">
          <table:table-cell table:style-name="Tableau18.A1" office:value-type="string">
            <text:p text:style-name="P9"><text:span text:style-name="T14">Notions abordées</text:span><text:span text:style-name="T15"> : Refactoring, exceptions...</text:span></text:p>
          </table:table-cell>
        </table:table-row>
      </table:table>
      <text:p text:style-name="P6"/>
      <text:p text:style-name="P7">Dans l’état actuel de notre programme, nous rencontrons deux problèmes principaux : </text:p>
      <text:list xml:id="list327615732" text:style-name="WWNum8">
        <text:list-item>
          <text:p text:style-name="P26"><text:span text:style-name="T1">Dans le </text:span><text:span text:style-name="T12">Board</text:span><text:span text:style-name="T1">, la grille des frappes contient des éléments de type </text:span><text:span text:style-name="T12">boolean</text:span><text:span text:style-name="T1">, ce qui implique que les frappes ne peuvent valoir que </text:span><text:span text:style-name="T12">true</text:span><text:span text:style-name="T1"> ou </text:span><text:span text:style-name="T12">false</text:span><text:span text:style-name="T1">. On peut donc considérer que la valeur </text:span><text:span text:style-name="T12">true</text:span><text:span text:style-name="T1"> correspondrait à une frappe réussie, et que </text:span><text:span text:style-name="T12">false</text:span><text:span text:style-name="T1"> correspondrait à une frappe ratée. Mais dans ce cas, comment indiquer un emplacement où une frappe n’a pas encore eu lieu ? Une valeur de type </text:span><text:span text:style-name="T12">boolean</text:span><text:span text:style-name="T1"> ne suffit pas !</text:span></text:p>
        </text:list-item>
        <text:list-item>
          <text:p text:style-name="P26"><text:span text:style-name="T1">Dans le </text:span><text:span text:style-name="T12">Board</text:span><text:span text:style-name="T1">, les navires sont placés avec un tableau de </text:span><text:span text:style-name="T12">Character</text:span><text:span text:style-name="T1">. Comment peut-on savoir où le navire commence, où le navire se termine, et donc s’il est totalement détruit ou non ?</text:span></text:p>
        </text:list-item>
      </text:list>
      <text:p text:style-name="P11">Nous allons donc faire ce qu’on appelle un « refactoring » du code. </text:p>
      <text:p text:style-name="P10"><text:span text:style-name="T1">Nous aurons besoin d'une classe </text:span><text:span text:style-name="T12">ShipState</text:span><text:span text:style-name="T1"> intermédiaire entre le navire et la grille, capable de mémoriser l'état du navire en un point précis. La classe </text:span><text:span text:style-name="T12">ShipState</text:span><text:span text:style-name="T1"> possède :</text:span></text:p>
      <text:list xml:id="list3076197669" text:style-name="WWNum5">
        <text:list-item>
          <text:p text:style-name="P48"><text:span text:style-name="T1">un attribut de type </text:span><text:span text:style-name="T12">AbstractShip</text:span><text:span text:style-name="T1">, qui est une référence vers le navire concerné par cet état ;</text:span></text:p>
        </text:list-item>
        <text:list-item>
          <text:p text:style-name="P27"><text:span text:style-name="T1">un attribut boolean </text:span><text:span text:style-name="T12">struck</text:span><text:span text:style-name="T1">, qui vaut "vrai" si le navire est touché en cet endroit ;</text:span></text:p>
        </text:list-item>
        <text:list-item>
          <text:p text:style-name="P27"><text:span text:style-name="T1">une méthode </text:span><text:span text:style-name="T12">void addStrike()</text:span><text:span text:style-name="T1">, pour marquer le navire comme "touché" ;</text:span></text:p>
        </text:list-item>
        <text:list-item>
          <text:p text:style-name="P27"><text:span text:style-name="T1">une méthode </text:span><text:span text:style-name="T12">boolean isStruck()</text:span><text:span text:style-name="T1">, qui retourne la valeur de l'attribut "struck" ;</text:span></text:p>
        </text:list-item>
        <text:list-item>
          <text:p text:style-name="P27"><text:span text:style-name="T1">une méthode </text:span><text:span text:style-name="T12">String toString()</text:span><text:span text:style-name="T1">, qui retourne le label du navire associé (en rouge si le navire est touché en cet endroit) ;</text:span></text:p>
        </text:list-item>
        <text:list-item>
          <text:p text:style-name="P27"><text:span text:style-name="T1">un méthode </text:span><text:span text:style-name="T12">boolean isSunk()</text:span><text:span text:style-name="T1">, qui retourne "vrai" si le navire est totalement détruit ;</text:span></text:p>
        </text:list-item>
        <text:list-item>
          <text:p text:style-name="P27"><text:soft-page-break/><text:span text:style-name="T1">une méthode </text:span><text:span text:style-name="T12">AbstractShip getShip()</text:span><text:span text:style-name="T1"> qui retourne le navire concerné par cet état.</text:span></text:p>
        </text:list-item>
      </text:list>
      <text:p text:style-name="P7"/>
      <table:table table:name="Tableau19" table:style-name="Tableau19">
        <table:table-column table:style-name="Tableau19.A"/>
        <table:table-row table:style-name="Tableau19.1">
          <table:table-cell table:style-name="Tableau19.A1" office:value-type="string">
            <text:p text:style-name="P45">Vous devrez réaliser les tâches suivantes :</text:p>
            <text:list xml:id="list1486714480" text:style-name="WWNum6">
              <text:list-item>
                <text:p text:style-name="P28"><text:span text:style-name="T1">Dans </text:span><text:span text:style-name="T12">AbstractShip</text:span><text:span text:style-name="T1">, créer un attribut entier </text:span><text:span text:style-name="T12">strikeCount</text:span><text:span text:style-name="T1"> ainsi qu'une méthode </text:span><text:span text:style-name="T12">addStrike()</text:span><text:span text:style-name="T1"> permettant de manipuler le nombre de frappes que le navire a reçu au total. Créer la méthode </text:span><text:span text:style-name="T12">isSunk()</text:span><text:span text:style-name="T1"> ;</text:span></text:p>
              </text:list-item>
              <text:list-item>
                <text:p text:style-name="P28"><text:span text:style-name="T1">Créer la classe </text:span><text:span text:style-name="T12">ShipState</text:span><text:span text:style-name="T1"> ;</text:span></text:p>
              </text:list-item>
              <text:list-item>
                <text:p text:style-name="P28"><text:span text:style-name="T1">Dans </text:span><text:span text:style-name="T12">Board</text:span><text:span text:style-name="T1">, changer le tableau de </text:span><text:span text:style-name="T12">boolean</text:span><text:span text:style-name="T6"> </text:span><text:span text:style-name="T12">hits</text:span><text:span text:style-name="T1"> en un tableau de </text:span><text:span text:style-name="T12">Boolean</text:span><text:span text:style-name="T1"> ;</text:span></text:p>
              </text:list-item>
              <text:list-item>
                <text:p text:style-name="P28"><text:span text:style-name="T1">Dans </text:span><text:span text:style-name="T12">Board</text:span><text:span text:style-name="T1">, changer le tableau de </text:span><text:span text:style-name="T12">Character ships</text:span><text:span text:style-name="T1"> en un tableau de </text:span><text:span text:style-name="T12">ShipState</text:span><text:span text:style-name="T1"> ;</text:span></text:p>
              </text:list-item>
              <text:list-item>
                <text:p text:style-name="P28"><text:span text:style-name="T1">Dans </text:span><text:span text:style-name="T12">Board</text:span><text:span text:style-name="T1">, changer la méthode </text:span><text:span text:style-name="T12">print()</text:span><text:span text:style-name="T1"> pour afficher « . » si un Hit est null, « X » en blanc si un hit est faux, et « X » en rouge si un hit est vrai.</text:span></text:p>
              </text:list-item>
            </text:list>
          </table:table-cell>
        </table:table-row>
      </table:table>
      <text:p text:style-name="P13"/>
      <table:table table:name="Tableau21" table:style-name="Tableau21">
        <table:table-column table:style-name="Tableau21.A"/>
        <table:table-row table:style-name="Tableau21.1">
          <table:table-cell table:style-name="Tableau21.A1" office:value-type="string">
            <text:p text:style-name="P43">Remarques :</text:p>
            <text:p text:style-name="P4"><text:span text:style-name="T1">Vous pourrez avantageusement utiliser la classe </text:span><text:span text:style-name="T12">ColorUtil</text:span><text:span text:style-name="T1"> qui vous est fournie.<text:line-break/>Exemple d’utilisation :</text:span></text:p>
            <table:table table:name="Tableau20" table:style-name="Tableau20">
              <table:table-column table:style-name="Tableau20.A"/>
              <table:table-row table:style-name="Tableau20.1">
                <table:table-cell table:style-name="Tableau20.A1" office:value-type="string">
                  <text:p text:style-name="P9"><text:span text:style-name="T15">System.out.print(ColorUtil.colorize(</text:span><text:span text:style-name="T19">"Hello World with COLOR!!!"</text:span><text:span text:style-name="T15">, ColorUtil.Color.RED));</text:span></text:p>
                </table:table-cell>
              </table:table-row>
            </table:table>
            <text:p text:style-name="P12"><text:span text:style-name="T15">Pour les utilisateurs d’</text:span><text:span text:style-name="T14">Eclipse</text:span><text:span text:style-name="T15"> (il est donc fort probable que ce soit votre cas), vous pouvez télécharger le plugin « ANSI Escape in Console » pour que la console supporte l’affichage des couleurs. Le plugin est disponible à l’adresse suivante :</text:span> <text:tab/><text:span text:style-name="T15"><text:line-break/></text:span><text:a xlink:type="simple" xlink:href="https://marketplace.eclipse.org/content/ansi-escape-console" text:style-name="ListLabel_20_109" text:visited-style-name="ListLabel_20_109"><text:span text:style-name="T13">https://marketplace.eclipse.org/content/ansi-escape-console</text:span></text:a><text:span text:style-name="T15"> </text:span></text:p>
          </table:table-cell>
        </table:table-row>
      </table:table>
      <text:p text:style-name="P11"/>
      <table:table table:name="Tableau22" table:style-name="Tableau22">
        <table:table-column table:style-name="Tableau22.A"/>
        <table:table-row table:style-name="Tableau22.1">
          <table:table-cell table:style-name="Tableau22.A1" office:value-type="string">
            <text:p text:style-name="P9"><text:span text:style-name="T14">Pistes de réflexion</text:span><text:span text:style-name="T15"> : </text:span></text:p>
            <text:list xml:id="list145735890918667" text:continue-list="list145735467627020" text:style-name="WWNum4">
              <text:list-item>
                <text:p text:style-name="P23"><text:span text:style-name="T15">Si on appelle </text:span><text:span text:style-name="T16">addStrike()</text:span><text:span text:style-name="T15"> plus d'une fois par </text:span><text:span text:style-name="T16">ShipState</text:span><text:span text:style-name="T15">, le navire pourra donc être touché plus que le permet sa longueur.</text:span> <text:tab/><text:span text:style-name="T15"> <text:line-break/>Comment gérer cet "état illégal" ?</text:span></text:p>
              </text:list-item>
            </text:list>
          </table:table-cell>
        </table:table-row>
      </table:table>
      <text:p text:style-name="P11"/>
      <table:table table:name="Tableau23" table:style-name="Tableau23">
        <table:table-column table:style-name="Tableau23.A"/>
        <table:table-row table:style-name="Tableau23.1">
          <table:table-cell table:style-name="Tableau23.A1" office:value-type="string">
            <text:p text:style-name="P5"><text:span text:style-name="T14">Versionning</text:span><text:span text:style-name="T15">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5"</text:p>
          </table:table-cell>
        </table:table-row>
      </table:table>
      <text:p text:style-name="P6"/>
      <text:h text:style-name="P2" text:outline-level="2"><text:bookmark text:name="_bscdfroefkgm"/>Exercice 6 : Envoyer des frappes</text:h>
      <table:table table:name="Tableau24" table:style-name="Tableau24">
        <table:table-column table:style-name="Tableau24.A"/>
        <table:table-row table:style-name="Tableau24.1">
          <table:table-cell table:style-name="Tableau24.A1" office:value-type="string">
            <text:p text:style-name="P9"><text:span text:style-name="T14">Notions abordées</text:span><text:span text:style-name="T15"> : Enums...</text:span></text:p>
          </table:table-cell>
        </table:table-row>
      </table:table>
      <text:p text:style-name="P6"/>
      <text:p text:style-name="P4"><text:soft-page-break/><text:span text:style-name="T1">Maintenant que la phase de </text:span><text:span text:style-name="T11">refactoring</text:span><text:span text:style-name="T1"> est terminée, nous allons nous attaquer à la gestion des frappes. Nous allons devoir ajouter une méthode à la classe </text:span><text:span text:style-name="T12">Board</text:span><text:span text:style-name="T1"> afin de recevoir les frappes de l’adversaire et réciproquement.</text:span></text:p>
      <text:p text:style-name="P10"><text:span text:style-name="T1">Nous appellerons la nouvelle méthode </text:span><text:span text:style-name="T12">sendHit()</text:span><text:span text:style-name="T1"> sur le </text:span><text:span text:style-name="T12">Board</text:span><text:span text:style-name="T1"> de notre adversaire, et inversement. </text:span></text:p>
      <table:table table:name="Tableau25" table:style-name="Tableau25">
        <table:table-column table:style-name="Tableau25.A"/>
        <table:table-row table:style-name="Tableau25.1">
          <table:table-cell table:style-name="Tableau25.A1" office:value-type="string">
            <text:p text:style-name="P9"><text:span text:style-name="T20">/**<text:line-break/> * Sends a hit at the given position<text:line-break/> * @param x<text:line-break/> * @param y<text:line-break/> * @return status for the hit (eg : strike or miss)<text:line-break/> */</text:span><text:span text:style-name="T15"><text:line-break/>Hit sendHit(int x, int y);</text:span></text:p>
          </table:table-cell>
        </table:table-row>
      </table:table>
      <text:p text:style-name="P10"><text:span text:style-name="T1">L’enum </text:span><text:span text:style-name="T12">Hit</text:span><text:span text:style-name="T1"> (qui vous est fourni) permet de renvoyer le statut d’une frappe. Les valeurs peuvent être </text:span><text:span text:style-name="T12">MISS</text:span><text:span text:style-name="T1"> dans le cas d’une frappe ratée, </text:span><text:span text:style-name="T12">STRUCK</text:span><text:span text:style-name="T1"> dans le cas d’une frappe réussie, ou bien le nom d’un des quatre navires si le navire vient d’être intégralement coulé.</text:span></text:p>
      <text:p text:style-name="P7"/>
      <table:table table:name="Tableau26" table:style-name="Tableau26">
        <table:table-column table:style-name="Tableau26.A"/>
        <table:table-row table:style-name="Tableau26.1">
          <table:table-cell table:style-name="Tableau26.A1" office:value-type="string">
            <text:p text:style-name="P43">Remarques :</text:p>
            <text:p text:style-name="P4"><text:span text:style-name="T15">L'enum </text:span><text:span text:style-name="T16">Hit</text:span><text:span text:style-name="T15"> est particulier : Il possède un constructeur, ce qui nous permet de lui faire porter des valeur. Cela sera pratique lorsque nous voudrons créer l'enum directement à partir de la longueur du navire, grâce à la méthode </text:span><text:span text:style-name="T16">fromInt()</text:span><text:span text:style-name="T15">, ou lorsque nous voudrons avoir le nom ("label") du navire détruit.</text:span></text:p>
          </table:table-cell>
        </table:table-row>
      </table:table>
      <text:p text:style-name="P14"/>
      <table:table table:name="Tableau27" table:style-name="Tableau27">
        <table:table-column table:style-name="Tableau27.A"/>
        <table:table-row table:style-name="Tableau27.1">
          <table:table-cell table:style-name="Tableau27.A1" office:value-type="string">
            <text:p text:style-name="P45">Vous devrez réaliser les tâches suivantes :</text:p>
            <text:list xml:id="list145734643750914" text:continue-list="list1486714480" text:style-name="WWNum6">
              <text:list-item>
                <text:p text:style-name="P28"><text:span text:style-name="T1">Copier le code ci-dessus correspondant à la déclaration de la méthode </text:span><text:span text:style-name="T12">sendHit()</text:span><text:span text:style-name="T1">, et le coller dans l’interface </text:span><text:span text:style-name="T12">IBoard</text:span><text:span text:style-name="T1"> ;</text:span></text:p>
              </text:list-item>
              <text:list-item>
                <text:p text:style-name="P28"><text:span text:style-name="T1">Modifier la classe </text:span><text:span text:style-name="T12">Board</text:span><text:span text:style-name="T1"> pour qu’elle implémente cette méthode supplémentaire. Vous prendrez garde à retourner la bonne valeur dans le cas où un navire est détruit.</text:span></text:p>
              </text:list-item>
              <text:list-item>
                <text:p text:style-name="P28"><text:span text:style-name="T1">Modifier la classe </text:span><text:span text:style-name="T12">TestBoard</text:span><text:span text:style-name="T1"> pour lui faire utiliser la méthode </text:span><text:span text:style-name="T12">sendHit()</text:span><text:span text:style-name="T1">. Vérifiez que les navires et les frappes prennent la couleur attendue en cas de touche.</text:span></text:p>
              </text:list-item>
              <text:list-item>
                <text:p text:style-name="P28"><text:span text:style-name="T1">Vérifier que si vous coulez un navire, </text:span><text:span text:style-name="T12">navire.isSunk()</text:span><text:span text:style-name="T1"> renvoie bien « vrai » et que le dernier appel à </text:span><text:span text:style-name="T12">sendHit()</text:span><text:span text:style-name="T1"> retourne la valeur </text:span><text:span text:style-name="T12">Hit.TYPE_DU_NAVIRE</text:span><text:span text:style-name="T1">. Lorsque cela se produit, afficher un message du type « LabelDuNavire coulé ».</text:span></text:p>
              </text:list-item>
              <text:list-item>
                <text:p text:style-name="P28"><text:span text:style-name="T1">Compléter la méthode </text:span><text:span text:style-name="T12">sendHit()</text:span><text:span text:style-name="T1"> de la classe </text:span><text:span text:style-name="T12">Player</text:span><text:span text:style-name="T1">.</text:span></text:p>
              </text:list-item>
            </text:list>
          </table:table-cell>
        </table:table-row>
      </table:table>
      <text:p text:style-name="P11"/>
      <table:table table:name="Tableau28" table:style-name="Tableau28">
        <table:table-column table:style-name="Tableau28.A"/>
        <table:table-row table:style-name="Tableau28.1">
          <table:table-cell table:style-name="Tableau28.A1" office:value-type="string">
            <text:p text:style-name="P9"><text:span text:style-name="T14">Pistes de réflexion</text:span><text:span text:style-name="T15"> : </text:span></text:p>
            <text:list xml:id="list145734467830206" text:continue-list="list145735890918667" text:style-name="WWNum4">
              <text:list-item>
                <text:p text:style-name="P23"><text:span text:style-name="T15">Que se passe-t-il si on appelle </text:span><text:span text:style-name="T16">sendHit()</text:span><text:span text:style-name="T15"> deux fois sur la même position d’un navire ?</text:span></text:p>
              </text:list-item>
              <text:list-item>
                <text:p text:style-name="P38"><text:span text:style-name="T15">Que renvoie la méthode </text:span><text:span text:style-name="T16">hasShip(x,y)</text:span><text:span text:style-name="T15"> lorsque le navire en (x,y) a été coulé ? </text:span></text:p>
              </text:list-item>
            </text:list>
          </table:table-cell>
        </table:table-row>
      </table:table>
      <text:p text:style-name="P11"/>
      <table:table table:name="Tableau29" table:style-name="Tableau29">
        <table:table-column table:style-name="Tableau29.A"/>
        <text:soft-page-break/>
        <table:table-row table:style-name="Tableau29.1">
          <table:table-cell table:style-name="Tableau29.A1" office:value-type="string">
            <text:p text:style-name="P5"><text:span text:style-name="T14">Versionning</text:span><text:span text:style-name="T15">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6"</text:p>
          </table:table-cell>
        </table:table-row>
      </table:table>
      <text:p text:style-name="P6"/>
      <text:h text:style-name="P2" text:outline-level="2"><text:bookmark text:name="_ou1h1t114u4q"/>Exercice 7 : Intelligence artificielle</text:h>
      <table:table table:name="Tableau30" table:style-name="Tableau30">
        <table:table-column table:style-name="Tableau30.A"/>
        <table:table-row table:style-name="Tableau30.1">
          <table:table-cell table:style-name="Tableau30.A1" office:value-type="string">
            <text:p text:style-name="P9"><text:span text:style-name="T14">Notions abordées</text:span><text:span text:style-name="T15"> : Random, listes, ...</text:span></text:p>
          </table:table-cell>
        </table:table-row>
      </table:table>
      <text:p text:style-name="P6"/>
      <text:p text:style-name="P7">En principe, nous disposons actuellement d’une application permettant de saisir les coordonnées de nos navires, de les placer correctement et sans erreur, d’envoyer des frappes sur les navires adverses, et détecter si un navire est touché ou coulé suite à une frappe. Nous avons donc toute la logique pour que notre jeu de bataille navale fonctionne. Cependant, il nous manque un élément essentiel pour pouvoir jouer <text:s/>: un adversaire !</text:p>
      <text:p text:style-name="P10"><text:span text:style-name="T1">Vous trouverez parmi les classes fournies la classe </text:span><text:span text:style-name="T12">BattleShipAI</text:span><text:span text:style-name="T1"> qui propose une intelligence artificielle rudimentaire.</text:span></text:p>
      <text:p text:style-name="P7"/>
      <table:table table:name="Tableau31" table:style-name="Tableau31">
        <table:table-column table:style-name="Tableau31.A"/>
        <table:table-row table:style-name="Tableau31.1">
          <table:table-cell table:style-name="Tableau31.A1" office:value-type="string">
            <text:p text:style-name="P43">Remarques :</text:p>
            <text:p text:style-name="P4"><text:span text:style-name="T16">BattleShipsAI</text:span><text:span text:style-name="T15"> a besoin de deux objets </text:span><text:span text:style-name="T16">Board</text:span><text:span text:style-name="T15"> (un par joueur) pour fonctionner. Votre </text:span><text:span text:style-name="T16">Board</text:span><text:span text:style-name="T15"> implémente l'interface </text:span><text:span text:style-name="T16">IBoard</text:span><text:span text:style-name="T15">, ce qui permet à </text:span><text:span text:style-name="T16">BattleShipsAI</text:span><text:span text:style-name="T15"> de savoir comment interagir avec votre </text:span><text:span text:style-name="T16">Board</text:span><text:span text:style-name="T15">, sans en connaître les détails d'implémentation. </text:span><text:span text:style-name="T16">IBoard</text:span><text:span text:style-name="T15"> est en quelque sorte le "Manuel d'utilisation" d'un objet </text:span><text:span text:style-name="T16">Board</text:span><text:span text:style-name="T15">.</text:span></text:p>
          </table:table-cell>
        </table:table-row>
      </table:table>
      <text:p text:style-name="P14"/>
      <table:table table:name="Tableau32" table:style-name="Tableau32">
        <table:table-column table:style-name="Tableau32.A"/>
        <table:table-row table:style-name="Tableau32.1">
          <table:table-cell table:style-name="Tableau32.A1" office:value-type="string">
            <text:p text:style-name="P45">Vous devrez réaliser les tâches suivantes :</text:p>
            <text:list xml:id="list145734282068631" text:continue-list="list145734643750914" text:style-name="WWNum6">
              <text:list-item>
                <text:p text:style-name="P28"><text:span text:style-name="T1">Compléter la méthode </text:span><text:span text:style-name="T12">putShips()</text:span><text:span text:style-name="T1"> de la classe </text:span><text:span text:style-name="T12">BattleShipAI</text:span><text:span text:style-name="T1">. Vous pourrez utiliser la classe java.util.Random. N’hésitez pas à vous référer à la documentation de cette classe pour savoir comment l’utiliser.</text:span></text:p>
              </text:list-item>
              <text:list-item>
                <text:p text:style-name="P28"><text:span text:style-name="T1">Écrire une classe </text:span><text:span text:style-name="T12">TestGame</text:span><text:span text:style-name="T1"> et sa fonction main() afin de tester le fonctionnement du jeu. Pour cela, nous ferons jouer l’IA contre elle-même. Votre test devra :</text:span></text:p>
                <text:list>
                  <text:list-item>
                    <text:p text:style-name="P28"><text:span text:style-name="T1">Initialiser un objet </text:span><text:span text:style-name="T12">board</text:span><text:span text:style-name="T1"> de type </text:span><text:span text:style-name="T12">Board</text:span><text:span text:style-name="T1"> et l’afficher à l’état initial ;</text:span></text:p>
                  </text:list-item>
                  <text:list-item>
                    <text:p text:style-name="P35">Initialiser une liste de navires ;</text:p>
                  </text:list-item>
                  <text:list-item>
                    <text:p text:style-name="P28"><text:span text:style-name="T1">Initialiser un objet ai de type </text:span><text:span text:style-name="T12">BattleShipAI</text:span><text:span text:style-name="T1">, qui utilise le même board pour le joueur et son adversaire ;</text:span></text:p>
                  </text:list-item>
                  <text:list-item>
                    <text:p text:style-name="P35">Créer un compteur pour le nombre de navires détruits ;</text:p>
                  </text:list-item>
                  <text:list-item>
                    <text:p text:style-name="P35">Tant qu’il reste des navires non coulés sur la grille :</text:p>
                    <text:list>
                      <text:list-item>
                        <text:p text:style-name="P28"><text:span text:style-name="T1">Appeler la méthode </text:span><text:span text:style-name="T12">ai.sendHit()</text:span><text:span text:style-name="T1"> ;</text:span></text:p>
                      </text:list-item>
                      <text:list-item>
                        <text:p text:style-name="P28"><text:span text:style-name="T1">Afficher les coordonnées du hit et son résultat (« touché », « manqué » ou « </text:span><text:span text:style-name="T11">TypeDuBateau</text:span><text:span text:style-name="T1"> coulé »).</text:span> <text:tab/><text:span text:style-name="T1"><text:line-break/>La méthode </text:span><text:span text:style-name="T12">Hit.getLabel()</text:span><text:span text:style-name="T1">ou </text:span><text:span text:style-name="T12">Hit.toString()</text:span><text:span text:style-name="T1"> vous sera utile.</text:span></text:p>
                      </text:list-item>
                      <text:list-item>
                        <text:p text:style-name="P35">Afficher le nouvel état du board.</text:p>
                      </text:list-item>
                    </text:list>
                  </text:list-item>
                </text:list>
              </text:list-item>
            </text:list>
          </table:table-cell>
        </table:table-row>
      </table:table>
      <text:p text:style-name="P7"/>
      <text:p text:style-name="P7"><text:soft-page-break/></text:p>
      <table:table table:name="Tableau34" table:style-name="Tableau34">
        <table:table-column table:style-name="Tableau34.A"/>
        <table:table-row table:style-name="Tableau34.1">
          <table:table-cell table:style-name="Tableau34.A1" office:value-type="string">
            <text:p text:style-name="P43">Remarques :</text:p>
            <text:p text:style-name="P4"><text:span text:style-name="T15">Vous pouvez utiliser la méthode </text:span><text:span text:style-name="T16">sleep()</text:span><text:span text:style-name="T15"> suivante pour temporiser la boucle de jeu :</text:span></text:p>
            <table:table table:name="Tableau33" table:style-name="Tableau33">
              <table:table-column table:style-name="Tableau33.A"/>
              <table:table-row table:style-name="Tableau33.1">
                <table:table-cell table:style-name="Tableau33.A1" office:value-type="string">
                  <text:p text:style-name="P40">private static void sleep(int ms) {<text:line-break/><text:tab/>try {<text:line-break/><text:tab/><text:tab/>Thread.sleep(ms);<text:line-break/><text:tab/>} catch (InterruptedException e) {<text:line-break/><text:tab/><text:tab/>e.printStackTrace();<text:line-break/><text:tab/>}<text:line-break/>}</text:p>
                </table:table-cell>
              </table:table-row>
            </table:table>
            <text:p text:style-name="P8"/>
          </table:table-cell>
        </table:table-row>
      </table:table>
      <text:p text:style-name="P11"/>
      <table:table table:name="Tableau35" table:style-name="Tableau35">
        <table:table-column table:style-name="Tableau35.A"/>
        <table:table-row table:style-name="Tableau35.1">
          <table:table-cell table:style-name="Tableau35.A1" office:value-type="string">
            <text:p text:style-name="P9"><text:span text:style-name="T14">Pistes de réflexion</text:span><text:span text:style-name="T15"> : </text:span></text:p>
            <text:list xml:id="list145735774753541" text:continue-list="list145734467830206" text:style-name="WWNum4">
              <text:list-item>
                <text:p text:style-name="P42">Quel type de liste est le plus approprié ici ? </text:p>
              </text:list-item>
            </text:list>
          </table:table-cell>
        </table:table-row>
      </table:table>
      <text:p text:style-name="P11"/>
      <table:table table:name="Tableau36" table:style-name="Tableau36">
        <table:table-column table:style-name="Tableau36.A"/>
        <table:table-row table:style-name="Tableau36.1">
          <table:table-cell table:style-name="Tableau36.A1" office:value-type="string">
            <text:p text:style-name="P5"><text:span text:style-name="T14">Versionning</text:span><text:span text:style-name="T15">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7"</text:p>
          </table:table-cell>
        </table:table-row>
      </table:table>
      <text:p text:style-name="P6"/>
      <text:h text:style-name="P2" text:outline-level="2"><text:bookmark text:name="_nxqieqlb74ty"/>Exercice 8 : Place au jeu !</text:h>
      <table:table table:name="Tableau37" table:style-name="Tableau37">
        <table:table-column table:style-name="Tableau37.A"/>
        <table:table-row table:style-name="Tableau37.1">
          <table:table-cell table:style-name="Tableau37.A1" office:value-type="string">
            <text:p text:style-name="P9"><text:span text:style-name="T14">Notions abordées</text:span><text:span text:style-name="T15"> : Scanners, héritage, ...</text:span></text:p>
          </table:table-cell>
        </table:table-row>
      </table:table>
      <text:p text:style-name="P6"/>
      <text:p text:style-name="P7">Notre jeu est quasiment terminé. Pour le moment, nous n’avons qu’une IA qui joue contre elle-même. Il est temps de lui rajouter un véritable adversaire !</text:p>
      <text:p text:style-name="P10"><text:span text:style-name="T1">Nous allons utiliser la classe </text:span><text:span text:style-name="T12">Player</text:span><text:span text:style-name="T1">. Comme vous aurez pu le deviner, cette classe représente un joueur. Elle possède entre autre deux Board (le sien et celui du joueur adverse), ainsi qu’une liste de navires. Ses méthodes </text:span><text:span text:style-name="T12">putShip()</text:span><text:span text:style-name="T1"> et </text:span><text:span text:style-name="T12">sendHit()</text:span><text:span text:style-name="T1"> doivent lire l’entrée clavier pour respectivement placer les navires sur sa grille et les frappes sur la grille ennemie. (cf. exercices 4 à 6)</text:span></text:p>
      <text:p text:style-name="P10"><text:span text:style-name="T1">La classe </text:span><text:span text:style-name="T12">AIPlayer</text:span><text:span text:style-name="T1"> hérite de la classe </text:span><text:span text:style-name="T12">Player</text:span><text:span text:style-name="T1">. Elle redéfinit les méthodes </text:span><text:span text:style-name="T12">putShip()</text:span><text:span text:style-name="T1"> et </text:span><text:span text:style-name="T12">sendHit()</text:span><text:span text:style-name="T1"> pour utiliser son IA plutôt que les entrées clavier. (cf. exercice 7)</text:span></text:p>
      <text:p text:style-name="P11"/>
      <table:table table:name="Tableau38" table:style-name="Tableau38">
        <table:table-column table:style-name="Tableau38.A"/>
        <table:table-row table:style-name="Tableau38.1">
          <table:table-cell table:style-name="Tableau38.A1" office:value-type="string">
            <text:p text:style-name="P46">Vous devrez réaliser les tâches suivantes :</text:p>
            <text:list xml:id="list145735187869675" text:continue-list="list1331354160" text:style-name="WWNum9">
              <text:list-item>
                <text:p text:style-name="P44"><text:span text:style-name="T1">Compléter les classes </text:span><text:span text:style-name="T12">Player</text:span><text:span text:style-name="T1"> et </text:span><text:span text:style-name="T12">BattleShipAI</text:span><text:span text:style-name="T1"> si cela n’a pas été entièrement fait lors des exercices précédents (vérifiez notamment que les méthodes </text:span><text:span text:style-name="T12">putShip()</text:span><text:span text:style-name="T1"> et </text:span><text:span text:style-name="T12">sendHit()</text:span><text:span text:style-name="T1"> ont été correctement implémentées) ;</text:span></text:p>
              </text:list-item>
              <text:list-item>
                <text:p text:style-name="P44"><text:span text:style-name="T1">Compléter la classe </text:span><text:span text:style-name="T12">AIPlayer</text:span><text:span text:style-name="T1"> ;</text:span></text:p>
              </text:list-item>
              <text:list-item>
                <text:p text:style-name="P44"><text:span text:style-name="T1">Compléter la classe </text:span><text:span text:style-name="T12">Game</text:span><text:span text:style-name="T1"> qui vous est fournie.</text:span></text:p>
                <text:list>
                  <text:list-item>
                    <text:p text:style-name="P36">Compléter l’initialisation avec un joueur et une IA.</text:p>
                  </text:list-item>
                  <text:list-item>
                    <text:p text:style-name="P36"><text:soft-page-break/>Modifier la boucle principale : tant qu’aucun joueur n’est hors jeu, …</text:p>
                    <text:list>
                      <text:list-item>
                        <text:p text:style-name="P36">Afficher le nom du joueur 1 ainsi que son Board ;</text:p>
                      </text:list-item>
                      <text:list-item>
                        <text:p text:style-name="P36">Saisir les coordonnées de la frappe ;</text:p>
                      </text:list-item>
                      <text:list-item>
                        <text:p text:style-name="P36">Ré-afficher le Board ;</text:p>
                      </text:list-item>
                      <text:list-item>
                        <text:p text:style-name="P36">Afficher les coordonnées du hit et son résultat ;</text:p>
                      </text:list-item>
                      <text:list-item>
                        <text:p text:style-name="P36">Recevoir la frappe de l’adversaire et réafficher le Board ;</text:p>
                      </text:list-item>
                      <text:list-item>
                        <text:p text:style-name="P36">Afficher les coordonnées du hit et son résultat.</text:p>
                      </text:list-item>
                    </text:list>
                  </text:list-item>
                </text:list>
              </text:list-item>
            </text:list>
          </table:table-cell>
        </table:table-row>
      </table:table>
      <text:p text:style-name="P11"/>
      <table:table table:name="Tableau39" table:style-name="Tableau39">
        <table:table-column table:style-name="Tableau39.A"/>
        <table:table-row table:style-name="Tableau39.1">
          <table:table-cell table:style-name="Tableau39.A1" office:value-type="string">
            <text:p text:style-name="P5"><text:span text:style-name="T14">Versionning</text:span><text:span text:style-name="T15">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8"</text:p>
          </table:table-cell>
        </table:table-row>
      </table:table>
      <text:p text:style-name="P6"/>
      <text:h text:style-name="P2" text:outline-level="2"><text:bookmark text:name="_hq9tzke8a9ap"/>Bonus 1 : Multi-joueur</text:h>
      <text:p text:style-name="P7">Modifier le code pour proposer un mode 2 joueurs.</text:p>
      <text:p text:style-name="P7"/>
      <table:table table:name="Tableau40" table:style-name="Tableau40">
        <table:table-column table:style-name="Tableau40.A"/>
        <table:table-row table:style-name="Tableau40.1">
          <table:table-cell table:style-name="Tableau40.A1" office:value-type="string">
            <text:p text:style-name="P5"><text:span text:style-name="T14">Versionning</text:span><text:span text:style-name="T15"> : Lorsque vous aurez terminé ce bonus, placez-vous dans le répertoire de travail de votre TP et <text:s/>utilisez les commandes suivantes pour sauvegarder votre progression dans Git :</text:span></text:p>
            <text:p text:style-name="P47">git add . -A</text:p>
            <text:p text:style-name="P47">git commit -m "Bonus 1"</text:p>
          </table:table-cell>
        </table:table-row>
      </table:table>
      <text:p text:style-name="P6"/>
      <text:h text:style-name="P2" text:outline-level="2"><text:bookmark text:name="_qpy5s3ejtlsb"/>Bonus 2 : Sauvegarde d’une partie</text:h>
      <text:p text:style-name="P7">L'idée est qu’à chaque tour de jeu, notre application écrive sur le disque dur un fichier qui mémorise l'état actuel du jeu. Au lancement du jeu, on vérifie la présence de ce fichier et on le charge le cas échéant.</text:p>
      <text:p text:style-name="P10"><text:span text:style-name="T1">Bien qu’elle puisse sembler complexe à première vue, cette fonctionnalité ne devrait pourtant pas vous demander trop de temps pour l’implémenter ! En effet, tout objet Java peut être sauvegardé dans un fichier, à condition qu'il soit </text:span><text:span text:style-name="T6">« Serializable »</text:span><text:span text:style-name="T1">. Un objet dit « serializable » est un objet qui implémente l'interface </text:span><text:span text:style-name="T12">Serializable</text:span><text:span text:style-name="T1">, et dont tous les attributs implémentent aussi cette interface.</text:span></text:p>
      <text:p text:style-name="P7"/>
      <table:table table:name="Tableau41" table:style-name="Tableau41">
        <table:table-column table:style-name="Tableau41.A"/>
        <table:table-row table:style-name="Tableau41.1">
          <table:table-cell table:style-name="Tableau41.A1" office:value-type="string">
            <text:p text:style-name="P5"><text:span text:style-name="T14">Versionning</text:span><text:span text:style-name="T15"> : Lorsque vous aurez terminé ce bonus, placez-vous dans le répertoire de travail de votre TP et <text:s/>utilisez les commandes suivantes pour sauvegarder votre progression dans Git :</text:span></text:p>
            <text:p text:style-name="P47">git add . -A</text:p>
            <text:p text:style-name="P47">git commit -m "Bonus 2"</text:p>
          </table:table-cell>
        </table:table-row>
      </table:table>
      <text:p text:style-name="P6"/>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ourier New1" svg:font-family="'Courier New'"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Nunito" fo:font-family="Nuni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unito" fo:font-family="Nuni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Nunito" fo:font-family="Nuni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Nunito" fo:font-family="Nuni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Nunito" fo:font-family="Nunito" style:font-family-generic="roman" style:font-pitch="variable" style:text-underline-style="none"/>
    </style:style>
    <style:style style:name="ListLabel_20_47" style:display-name="ListLabel 47"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48" style:display-name="ListLabel 48" style:family="text">
      <style:text-properties style:font-name="Nunito" fo:font-family="Nunito" style:font-family-generic="roman" style:font-pitch="variable"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Nunito" fo:font-family="Nuni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Nunito" fo:font-family="Nuni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Nunito" fo:font-family="Nunito" style:font-family-generic="roman" style:font-pitch="variable" style:text-underline-style="none"/>
    </style:style>
    <style:style style:name="ListLabel_20_74" style:display-name="ListLabel 74"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75" style:display-name="ListLabel 75" style:family="text">
      <style:text-properties style:font-name="Nunito" fo:font-family="Nunito" style:font-family-generic="roman" style:font-pitch="variable"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Nunito" fo:font-family="Nuni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Nunito" fo:font-family="Nuni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Nunito" fo:font-family="Nunito" style:font-family-generic="roman" style:font-pitch="variable" style:text-underline-style="none"/>
    </style:style>
    <style:style style:name="ListLabel_20_101" style:display-name="ListLabel 101"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font-name="Nunito" fo:font-family="Nunito" style:font-family-generic="roman" style:font-pitch="variable" style:text-underline-style="solid" style:text-underline-width="auto" style:text-underline-color="font-color" style:font-name-asian="Nunito1" style:font-family-asian="Nunito" style:font-family-generic-asian="system" style:font-pitch-asian="variable" style:font-name-complex="Nunito1" style:font-family-complex="Nuni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6</meta:editing-cycles>
    <meta:creation-date>2019-05-01T16:05:00</meta:creation-date>
    <dc:date>2022-02-11T14:57:33.769902388</dc:date>
    <meta:editing-duration>PT2H19M44S</meta:editing-duration>
    <meta:generator>LibreOffice/6.4.7.2$Linux_X86_64 LibreOffice_project/40$Build-2</meta:generator>
    <meta:document-statistic meta:table-count="41" meta:image-count="0" meta:object-count="0" meta:page-count="11" meta:paragraph-count="211" meta:word-count="3819" meta:character-count="21838" meta:non-whitespace-character-count="182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